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51106" calcext:value-type="float">
            <text:p>0.32511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541015" calcext:value-type="float">
            <text:p>0.655410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85759" calcext:value-type="float">
            <text:p>0.9857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3265976" calcext:value-type="float">
            <text:p>1.32659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5688065" calcext:value-type="float">
            <text:p>1.656880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8465865" calcext:value-type="float">
            <text:p>1.984658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32069905" calcext:value-type="float">
            <text:p>2.320699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306613" calcext:value-type="float">
            <text:p>2.63066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9634226" calcext:value-type="float">
            <text:p>2.96342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2899923" calcext:value-type="float">
            <text:p>3.28999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62072975" calcext:value-type="float">
            <text:p>3.620729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9590801" calcext:value-type="float">
            <text:p>3.959080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.30511045" calcext:value-type="float">
            <text:p>4.3051104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6375106" calcext:value-type="float">
            <text:p>4.637510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9629456" calcext:value-type="float">
            <text:p>4.96294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29705495" calcext:value-type="float">
            <text:p>5.297054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64440585" calcext:value-type="float">
            <text:p>5.644405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98622175" calcext:value-type="float">
            <text:p>5.9862217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3198317" calcext:value-type="float">
            <text:p>6.319831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02212" calcext:value-type="float">
            <text:p>6.502212</text:p>
          </table:table-cell>
          <table:table-cell office:value-type="float" office:value="6.6449907" calcext:value-type="float">
            <text:p>6.6449907</text:p>
          </table:table-cell>
          <table:table-cell table:formula="of:=POWER([.C21]-6.75;2)" office:value-type="float" office:value="0.01102695308649" calcext:value-type="float">
            <text:p>0.0110269531</text:p>
          </table:table-cell>
          <table:table-cell table:formula="of:=SQRT(SUM([.D21:.D120])/100)" office:value-type="float" office:value="0.0807517791351692" calcext:value-type="float">
            <text:p>0.08075177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05991" calcext:value-type="float">
            <text:p>6.605991</text:p>
          </table:table-cell>
          <table:table-cell office:value-type="float" office:value="6.64971235" calcext:value-type="float">
            <text:p>6.64971235</text:p>
          </table:table-cell>
          <table:table-cell table:formula="of:=POWER([.C22]-6.75;2)" office:value-type="float" office:value="0.0100576127425226" calcext:value-type="float">
            <text:p>0.01005761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606977" calcext:value-type="float">
            <text:p>6.606977</text:p>
          </table:table-cell>
          <table:table-cell office:value-type="float" office:value="6.65352665" calcext:value-type="float">
            <text:p>6.65352665</text:p>
          </table:table-cell>
          <table:table-cell table:formula="of:=POWER([.C23]-6.75;2)" office:value-type="float" office:value="0.00930710726022252" calcext:value-type="float">
            <text:p>0.009307107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16772" calcext:value-type="float">
            <text:p>6.816772</text:p>
          </table:table-cell>
          <table:table-cell office:value-type="float" office:value="6.6626299" calcext:value-type="float">
            <text:p>6.6626299</text:p>
          </table:table-cell>
          <table:table-cell table:formula="of:=POWER([.C24]-6.75;2)" office:value-type="float" office:value="0.00763353437401004" calcext:value-type="float">
            <text:p>0.00763353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05661" calcext:value-type="float">
            <text:p>6.605661</text:p>
          </table:table-cell>
          <table:table-cell office:value-type="float" office:value="6.65271565" calcext:value-type="float">
            <text:p>6.65271565</text:p>
          </table:table-cell>
          <table:table-cell table:formula="of:=POWER([.C25]-6.75;2)" office:value-type="float" office:value="0.00946424475492246" calcext:value-type="float">
            <text:p>0.00946424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5556" calcext:value-type="float">
            <text:p>6.55556</text:p>
          </table:table-cell>
          <table:table-cell office:value-type="float" office:value="6.6506429" calcext:value-type="float">
            <text:p>6.6506429</text:p>
          </table:table-cell>
          <table:table-cell table:formula="of:=POWER([.C26]-6.75;2)" office:value-type="float" office:value="0.00987183332040995" calcext:value-type="float">
            <text:p>0.00987183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20808" calcext:value-type="float">
            <text:p>6.720808</text:p>
          </table:table-cell>
          <table:table-cell office:value-type="float" office:value="6.65796445" calcext:value-type="float">
            <text:p>6.65796445</text:p>
          </table:table-cell>
          <table:table-cell table:formula="of:=POWER([.C27]-6.75;2)" office:value-type="float" office:value="0.00847054246380255" calcext:value-type="float">
            <text:p>0.00847054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199245" calcext:value-type="float">
            <text:p>6.199245</text:p>
          </table:table-cell>
          <table:table-cell office:value-type="float" office:value="6.6229109" calcext:value-type="float">
            <text:p>6.6229109</text:p>
          </table:table-cell>
          <table:table-cell table:formula="of:=POWER([.C28]-6.75;2)" office:value-type="float" office:value="0.01615163933881" calcext:value-type="float">
            <text:p>0.016151639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55226" calcext:value-type="float">
            <text:p>6.655226</text:p>
          </table:table-cell>
          <table:table-cell office:value-type="float" office:value="6.64530005" calcext:value-type="float">
            <text:p>6.64530005</text:p>
          </table:table-cell>
          <table:table-cell table:formula="of:=POWER([.C29]-6.75;2)" office:value-type="float" office:value="0.0109620795300024" calcext:value-type="float">
            <text:p>0.01096207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31394" calcext:value-type="float">
            <text:p>6.531394</text:p>
          </table:table-cell>
          <table:table-cell office:value-type="float" office:value="6.63986085" calcext:value-type="float">
            <text:p>6.63986085</text:p>
          </table:table-cell>
          <table:table-cell table:formula="of:=POWER([.C30]-6.75;2)" office:value-type="float" office:value="0.0121306323627225" calcext:value-type="float">
            <text:p>0.01213063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614749" calcext:value-type="float">
            <text:p>6.614749</text:p>
          </table:table-cell>
          <table:table-cell office:value-type="float" office:value="6.6444651" calcext:value-type="float">
            <text:p>6.6444651</text:p>
          </table:table-cell>
          <table:table-cell table:formula="of:=POWER([.C31]-6.75;2)" office:value-type="float" office:value="0.0111376151180101" calcext:value-type="float">
            <text:p>0.011137615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767007" calcext:value-type="float">
            <text:p>6.767007</text:p>
          </table:table-cell>
          <table:table-cell office:value-type="float" office:value="6.6506731" calcext:value-type="float">
            <text:p>6.6506731</text:p>
          </table:table-cell>
          <table:table-cell table:formula="of:=POWER([.C32]-6.75;2)" office:value-type="float" office:value="0.00986583306361007" calcext:value-type="float">
            <text:p>0.00986583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920607" calcext:value-type="float">
            <text:p>6.920607</text:p>
          </table:table-cell>
          <table:table-cell office:value-type="float" office:value="6.66074175" calcext:value-type="float">
            <text:p>6.66074175</text:p>
          </table:table-cell>
          <table:table-cell table:formula="of:=POWER([.C33]-6.75;2)" office:value-type="float" office:value="0.00796703519306256" calcext:value-type="float">
            <text:p>0.00796703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48003" calcext:value-type="float">
            <text:p>6.648003</text:p>
          </table:table-cell>
          <table:table-cell office:value-type="float" office:value="6.64800405" calcext:value-type="float">
            <text:p>6.64800405</text:p>
          </table:table-cell>
          <table:table-cell table:formula="of:=POWER([.C34]-6.75;2)" office:value-type="float" office:value="0.0104031738164025" calcext:value-type="float">
            <text:p>0.01040317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5087" calcext:value-type="float">
            <text:p>6.5087</text:p>
          </table:table-cell>
          <table:table-cell office:value-type="float" office:value="6.64245325" calcext:value-type="float">
            <text:p>6.64245325</text:p>
          </table:table-cell>
          <table:table-cell table:formula="of:=POWER([.C35]-6.75;2)" office:value-type="float" office:value="0.0115663034355625" calcext:value-type="float">
            <text:p>0.01156630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82187" calcext:value-type="float">
            <text:p>6.682187</text:p>
          </table:table-cell>
          <table:table-cell office:value-type="float" office:value="6.6518007" calcext:value-type="float">
            <text:p>6.6518007</text:p>
          </table:table-cell>
          <table:table-cell table:formula="of:=POWER([.C36]-6.75;2)" office:value-type="float" office:value="0.00964310252049002" calcext:value-type="float">
            <text:p>0.0096431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947018" calcext:value-type="float">
            <text:p>6.947018</text:p>
          </table:table-cell>
          <table:table-cell office:value-type="float" office:value="6.66503135" calcext:value-type="float">
            <text:p>6.66503135</text:p>
          </table:table-cell>
          <table:table-cell table:formula="of:=POWER([.C37]-6.75;2)" office:value-type="float" office:value="0.00721967148282257" calcext:value-type="float">
            <text:p>0.00721967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836318" calcext:value-type="float">
            <text:p>6.836318</text:p>
          </table:table-cell>
          <table:table-cell office:value-type="float" office:value="6.65845115" calcext:value-type="float">
            <text:p>6.65845115</text:p>
          </table:table-cell>
          <table:table-cell table:formula="of:=POWER([.C38]-6.75;2)" office:value-type="float" office:value="0.00838119193632244" calcext:value-type="float">
            <text:p>0.008381191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672199" calcext:value-type="float">
            <text:p>6.672199</text:p>
          </table:table-cell>
          <table:table-cell office:value-type="float" office:value="6.65020745" calcext:value-type="float">
            <text:p>6.65020745</text:p>
          </table:table-cell>
          <table:table-cell table:formula="of:=POWER([.C39]-6.75;2)" office:value-type="float" office:value="0.00995855303550252" calcext:value-type="float">
            <text:p>0.0099585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0318" calcext:value-type="float">
            <text:p>6.50318</text:p>
          </table:table-cell>
          <table:table-cell office:value-type="float" office:value="6.64262955" calcext:value-type="float">
            <text:p>6.64262955</text:p>
          </table:table-cell>
          <table:table-cell table:formula="of:=POWER([.C40]-6.75;2)" office:value-type="float" office:value="0.0115284135332026" calcext:value-type="float">
            <text:p>0.011528413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596645" calcext:value-type="float">
            <text:p>6.596645</text:p>
          </table:table-cell>
          <table:table-cell office:value-type="float" office:value="6.64796625" calcext:value-type="float">
            <text:p>6.64796625</text:p>
          </table:table-cell>
          <table:table-cell table:formula="of:=POWER([.C41]-6.75;2)" office:value-type="float" office:value="0.0104108861390626" calcext:value-type="float">
            <text:p>0.010410886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82277" calcext:value-type="float">
            <text:p>6.682277</text:p>
          </table:table-cell>
          <table:table-cell office:value-type="float" office:value="6.65390835" calcext:value-type="float">
            <text:p>6.65390835</text:p>
          </table:table-cell>
          <table:table-cell table:formula="of:=POWER([.C42]-6.75;2)" office:value-type="float" office:value="0.00923360519972249" calcext:value-type="float">
            <text:p>0.00923360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89042" calcext:value-type="float">
            <text:p>6.789042</text:p>
          </table:table-cell>
          <table:table-cell office:value-type="float" office:value="6.65813855" calcext:value-type="float">
            <text:p>6.65813855</text:p>
          </table:table-cell>
          <table:table-cell table:formula="of:=POWER([.C43]-6.75;2)" office:value-type="float" office:value="0.00843852599610244" calcext:value-type="float">
            <text:p>0.00843852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18487" calcext:value-type="float">
            <text:p>6.618487</text:p>
          </table:table-cell>
          <table:table-cell office:value-type="float" office:value="6.64979345" calcext:value-type="float">
            <text:p>6.64979345</text:p>
          </table:table-cell>
          <table:table-cell table:formula="of:=POWER([.C44]-6.75;2)" office:value-type="float" office:value="0.0100413526629025" calcext:value-type="float">
            <text:p>0.01004135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64206" calcext:value-type="float">
            <text:p>6.564206</text:p>
          </table:table-cell>
          <table:table-cell office:value-type="float" office:value="6.64761805" calcext:value-type="float">
            <text:p>6.64761805</text:p>
          </table:table-cell>
          <table:table-cell table:formula="of:=POWER([.C45]-6.75;2)" office:value-type="float" office:value="0.0104820636858025" calcext:value-type="float">
            <text:p>0.010482063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01991" calcext:value-type="float">
            <text:p>6.701991</text:p>
          </table:table-cell>
          <table:table-cell office:value-type="float" office:value="6.6540935" calcext:value-type="float">
            <text:p>6.6540935</text:p>
          </table:table-cell>
          <table:table-cell table:formula="of:=POWER([.C46]-6.75;2)" office:value-type="float" office:value="0.00919805674224998" calcext:value-type="float">
            <text:p>0.009198056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019737" calcext:value-type="float">
            <text:p>6.019737</text:p>
          </table:table-cell>
          <table:table-cell office:value-type="float" office:value="6.6310861" calcext:value-type="float">
            <text:p>6.6310861</text:p>
          </table:table-cell>
          <table:table-cell table:formula="of:=POWER([.C47]-6.75;2)" office:value-type="float" office:value="0.01414051561321" calcext:value-type="float">
            <text:p>0.014140515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647028" calcext:value-type="float">
            <text:p>6.647028</text:p>
          </table:table-cell>
          <table:table-cell office:value-type="float" office:value="6.6614104" calcext:value-type="float">
            <text:p>6.6614104</text:p>
          </table:table-cell>
          <table:table-cell table:formula="of:=POWER([.C48]-6.75;2)" office:value-type="float" office:value="0.00784811722815995" calcext:value-type="float">
            <text:p>0.007848117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546442" calcext:value-type="float">
            <text:p>6.546442</text:p>
          </table:table-cell>
          <table:table-cell office:value-type="float" office:value="6.65651405" calcext:value-type="float">
            <text:p>6.65651405</text:p>
          </table:table-cell>
          <table:table-cell table:formula="of:=POWER([.C49]-6.75;2)" office:value-type="float" office:value="0.00873962284740247" calcext:value-type="float">
            <text:p>0.00873962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23479" calcext:value-type="float">
            <text:p>6.623479</text:p>
          </table:table-cell>
          <table:table-cell office:value-type="float" office:value="6.6610644" calcext:value-type="float">
            <text:p>6.6610644</text:p>
          </table:table-cell>
          <table:table-cell table:formula="of:=POWER([.C50]-6.75;2)" office:value-type="float" office:value="0.00790954094736002" calcext:value-type="float">
            <text:p>0.00790954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38909" calcext:value-type="float">
            <text:p>6.738909</text:p>
          </table:table-cell>
          <table:table-cell office:value-type="float" office:value="6.66620095" calcext:value-type="float">
            <text:p>6.66620095</text:p>
          </table:table-cell>
          <table:table-cell table:formula="of:=POWER([.C51]-6.75;2)" office:value-type="float" office:value="0.00702228078090244" calcext:value-type="float">
            <text:p>0.00702228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96838" calcext:value-type="float">
            <text:p>6.96838</text:p>
          </table:table-cell>
          <table:table-cell office:value-type="float" office:value="6.6797586" calcext:value-type="float">
            <text:p>6.6797586</text:p>
          </table:table-cell>
          <table:table-cell table:formula="of:=POWER([.C52]-6.75;2)" office:value-type="float" office:value="0.00493385427396006" calcext:value-type="float">
            <text:p>0.004933854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665853" calcext:value-type="float">
            <text:p>6.665853</text:p>
          </table:table-cell>
          <table:table-cell office:value-type="float" office:value="6.6647926" calcext:value-type="float">
            <text:p>6.6647926</text:p>
          </table:table-cell>
          <table:table-cell table:formula="of:=POWER([.C53]-6.75;2)" office:value-type="float" office:value="0.00726030101475997" calcext:value-type="float">
            <text:p>0.0072603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536987" calcext:value-type="float">
            <text:p>6.536987</text:p>
          </table:table-cell>
          <table:table-cell office:value-type="float" office:value="6.658296" calcext:value-type="float">
            <text:p>6.658296</text:p>
          </table:table-cell>
          <table:table-cell table:formula="of:=POWER([.C54]-6.75;2)" office:value-type="float" office:value="0.008409623616" calcext:value-type="float">
            <text:p>0.00840962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95649" calcext:value-type="float">
            <text:p>6.695649</text:p>
          </table:table-cell>
          <table:table-cell office:value-type="float" office:value="6.66563795" calcext:value-type="float">
            <text:p>6.66563795</text:p>
          </table:table-cell>
          <table:table-cell table:formula="of:=POWER([.C55]-6.75;2)" office:value-type="float" office:value="0.00711695548020253" calcext:value-type="float">
            <text:p>0.007116955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9468" calcext:value-type="float">
            <text:p>6.9468</text:p>
          </table:table-cell>
          <table:table-cell office:value-type="float" office:value="6.67761315" calcext:value-type="float">
            <text:p>6.67761315</text:p>
          </table:table-cell>
          <table:table-cell table:formula="of:=POWER([.C56]-6.75;2)" office:value-type="float" office:value="0.0052398560529225" calcext:value-type="float">
            <text:p>0.005239856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815414" calcext:value-type="float">
            <text:p>6.815414</text:p>
          </table:table-cell>
          <table:table-cell office:value-type="float" office:value="6.66993615" calcext:value-type="float">
            <text:p>6.66993615</text:p>
          </table:table-cell>
          <table:table-cell table:formula="of:=POWER([.C57]-6.75;2)" office:value-type="float" office:value="0.00641022007682253" calcext:value-type="float">
            <text:p>0.006410220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671444" calcext:value-type="float">
            <text:p>6.671444</text:p>
          </table:table-cell>
          <table:table-cell office:value-type="float" office:value="6.6628076" calcext:value-type="float">
            <text:p>6.6628076</text:p>
          </table:table-cell>
          <table:table-cell table:formula="of:=POWER([.C58]-6.75;2)" office:value-type="float" office:value="0.00760251461776003" calcext:value-type="float">
            <text:p>0.00760251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520641" calcext:value-type="float">
            <text:p>6.520641</text:p>
          </table:table-cell>
          <table:table-cell office:value-type="float" office:value="6.65596375" calcext:value-type="float">
            <text:p>6.65596375</text:p>
          </table:table-cell>
          <table:table-cell table:formula="of:=POWER([.C59]-6.75;2)" office:value-type="float" office:value="0.00884281631406255" calcext:value-type="float">
            <text:p>0.008842816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609914" calcext:value-type="float">
            <text:p>6.609914</text:p>
          </table:table-cell>
          <table:table-cell office:value-type="float" office:value="6.66056695" calcext:value-type="float">
            <text:p>6.66056695</text:p>
          </table:table-cell>
          <table:table-cell table:formula="of:=POWER([.C60]-6.75;2)" office:value-type="float" office:value="0.00799827043230254" calcext:value-type="float">
            <text:p>0.007998270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15487" calcext:value-type="float">
            <text:p>6.715487</text:p>
          </table:table-cell>
          <table:table-cell office:value-type="float" office:value="6.66672905" calcext:value-type="float">
            <text:p>6.66672905</text:p>
          </table:table-cell>
          <table:table-cell table:formula="of:=POWER([.C61]-6.75;2)" office:value-type="float" office:value="0.00693405111390253" calcext:value-type="float">
            <text:p>0.00693405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66881" calcext:value-type="float">
            <text:p>6.766881</text:p>
          </table:table-cell>
          <table:table-cell office:value-type="float" office:value="6.66846105" calcext:value-type="float">
            <text:p>6.66846105</text:p>
          </table:table-cell>
          <table:table-cell table:formula="of:=POWER([.C62]-6.75;2)" office:value-type="float" office:value="0.00664860036710245" calcext:value-type="float">
            <text:p>0.006648600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62214" calcext:value-type="float">
            <text:p>6.62214</text:p>
          </table:table-cell>
          <table:table-cell office:value-type="float" office:value="6.66202795" calcext:value-type="float">
            <text:p>6.66202795</text:p>
          </table:table-cell>
          <table:table-cell table:formula="of:=POWER([.C63]-6.75;2)" office:value-type="float" office:value="0.00773908158120255" calcext:value-type="float">
            <text:p>0.0077390816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574979" calcext:value-type="float">
            <text:p>6.574979</text:p>
          </table:table-cell>
          <table:table-cell office:value-type="float" office:value="6.66115815" calcext:value-type="float">
            <text:p>6.66115815</text:p>
          </table:table-cell>
          <table:table-cell table:formula="of:=POWER([.C64]-6.75;2)" office:value-type="float" office:value="0.00789287431142244" calcext:value-type="float">
            <text:p>0.007892874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93715" calcext:value-type="float">
            <text:p>6.693715</text:p>
          </table:table-cell>
          <table:table-cell office:value-type="float" office:value="6.66749415" calcext:value-type="float">
            <text:p>6.66749415</text:p>
          </table:table-cell>
          <table:table-cell table:formula="of:=POWER([.C65]-6.75;2)" office:value-type="float" office:value="0.00680721528422257" calcext:value-type="float">
            <text:p>0.00680721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241843" calcext:value-type="float">
            <text:p>6.241843</text:p>
          </table:table-cell>
          <table:table-cell office:value-type="float" office:value="6.6543554" calcext:value-type="float">
            <text:p>6.6543554</text:p>
          </table:table-cell>
          <table:table-cell table:formula="of:=POWER([.C66]-6.75;2)" office:value-type="float" office:value="0.00914788950916" calcext:value-type="float">
            <text:p>0.009147889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626223" calcext:value-type="float">
            <text:p>6.626223</text:p>
          </table:table-cell>
          <table:table-cell office:value-type="float" office:value="6.67250415" calcext:value-type="float">
            <text:p>6.67250415</text:p>
          </table:table-cell>
          <table:table-cell table:formula="of:=POWER([.C67]-6.75;2)" office:value-type="float" office:value="0.00600560676722251" calcext:value-type="float">
            <text:p>0.00600560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49101" calcext:value-type="float">
            <text:p>6.549101</text:p>
          </table:table-cell>
          <table:table-cell office:value-type="float" office:value="6.6687766" calcext:value-type="float">
            <text:p>6.6687766</text:p>
          </table:table-cell>
          <table:table-cell table:formula="of:=POWER([.C68]-6.75;2)" office:value-type="float" office:value="0.00659724070755997" calcext:value-type="float">
            <text:p>0.00659724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637449" calcext:value-type="float">
            <text:p>6.637449</text:p>
          </table:table-cell>
          <table:table-cell office:value-type="float" office:value="6.67415205" calcext:value-type="float">
            <text:p>6.67415205</text:p>
          </table:table-cell>
          <table:table-cell table:formula="of:=POWER([.C69]-6.75;2)" office:value-type="float" office:value="0.0057529115192025" calcext:value-type="float">
            <text:p>0.00575291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72621" calcext:value-type="float">
            <text:p>6.72621</text:p>
          </table:table-cell>
          <table:table-cell office:value-type="float" office:value="6.67785465" calcext:value-type="float">
            <text:p>6.67785465</text:p>
          </table:table-cell>
          <table:table-cell table:formula="of:=POWER([.C70]-6.75;2)" office:value-type="float" office:value="0.00520495152662244" calcext:value-type="float">
            <text:p>0.005204951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010062" calcext:value-type="float">
            <text:p>7.010062</text:p>
          </table:table-cell>
          <table:table-cell office:value-type="float" office:value="6.694491" calcext:value-type="float">
            <text:p>6.694491</text:p>
          </table:table-cell>
          <table:table-cell table:formula="of:=POWER([.C71]-6.75;2)" office:value-type="float" office:value="0.00308124908099998" calcext:value-type="float">
            <text:p>0.003081249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66906" calcext:value-type="float">
            <text:p>6.66906</text:p>
          </table:table-cell>
          <table:table-cell office:value-type="float" office:value="6.6784473" calcext:value-type="float">
            <text:p>6.6784473</text:p>
          </table:table-cell>
          <table:table-cell table:formula="of:=POWER([.C72]-6.75;2)" office:value-type="float" office:value="0.00511978887728997" calcext:value-type="float">
            <text:p>0.00511978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35921" calcext:value-type="float">
            <text:p>6.535921</text:p>
          </table:table-cell>
          <table:table-cell office:value-type="float" office:value="6.67262315" calcext:value-type="float">
            <text:p>6.67262315</text:p>
          </table:table-cell>
          <table:table-cell table:formula="of:=POWER([.C73]-6.75;2)" office:value-type="float" office:value="0.00598717691592254" calcext:value-type="float">
            <text:p>0.005987176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683826" calcext:value-type="float">
            <text:p>6.683826</text:p>
          </table:table-cell>
          <table:table-cell office:value-type="float" office:value="6.6801655" calcext:value-type="float">
            <text:p>6.6801655</text:p>
          </table:table-cell>
          <table:table-cell table:formula="of:=POWER([.C74]-6.75;2)" office:value-type="float" office:value="0.00487685739024997" calcext:value-type="float">
            <text:p>0.00487685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35153" calcext:value-type="float">
            <text:p>6.935153</text:p>
          </table:table-cell>
          <table:table-cell office:value-type="float" office:value="6.6940715" calcext:value-type="float">
            <text:p>6.6940715</text:p>
          </table:table-cell>
          <table:table-cell table:formula="of:=POWER([.C75]-6.75;2)" office:value-type="float" office:value="0.00312799711225003" calcext:value-type="float">
            <text:p>0.00312799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79326" calcext:value-type="float">
            <text:p>6.79326</text:p>
          </table:table-cell>
          <table:table-cell office:value-type="float" office:value="6.68497835" calcext:value-type="float">
            <text:p>6.68497835</text:p>
          </table:table-cell>
          <table:table-cell table:formula="of:=POWER([.C76]-6.75;2)" office:value-type="float" office:value="0.00422781496872253" calcext:value-type="float">
            <text:p>0.00422781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672843" calcext:value-type="float">
            <text:p>6.672843</text:p>
          </table:table-cell>
          <table:table-cell office:value-type="float" office:value="6.6789022" calcext:value-type="float">
            <text:p>6.6789022</text:p>
          </table:table-cell>
          <table:table-cell table:formula="of:=POWER([.C77]-6.75;2)" office:value-type="float" office:value="0.00505489716484006" calcext:value-type="float">
            <text:p>0.005054897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534567" calcext:value-type="float">
            <text:p>6.534567</text:p>
          </table:table-cell>
          <table:table-cell office:value-type="float" office:value="6.67277275" calcext:value-type="float">
            <text:p>6.67277275</text:p>
          </table:table-cell>
          <table:table-cell table:formula="of:=POWER([.C78]-6.75;2)" office:value-type="float" office:value="0.0059640481425625" calcext:value-type="float">
            <text:p>0.005964048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12705" calcext:value-type="float">
            <text:p>6.612705</text:p>
          </table:table-cell>
          <table:table-cell office:value-type="float" office:value="6.67655115" calcext:value-type="float">
            <text:p>6.67655115</text:p>
          </table:table-cell>
          <table:table-cell table:formula="of:=POWER([.C79]-6.75;2)" office:value-type="float" office:value="0.00539473356632252" calcext:value-type="float">
            <text:p>0.005394733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33156" calcext:value-type="float">
            <text:p>6.733156</text:p>
          </table:table-cell>
          <table:table-cell office:value-type="float" office:value="6.68166195" calcext:value-type="float">
            <text:p>6.68166195</text:p>
          </table:table-cell>
          <table:table-cell table:formula="of:=POWER([.C80]-6.75;2)" office:value-type="float" office:value="0.00467008907780255" calcext:value-type="float">
            <text:p>0.004670089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750127" calcext:value-type="float">
            <text:p>6.750127</text:p>
          </table:table-cell>
          <table:table-cell office:value-type="float" office:value="6.68058705" calcext:value-type="float">
            <text:p>6.68058705</text:p>
          </table:table-cell>
          <table:table-cell table:formula="of:=POWER([.C81]-6.75;2)" office:value-type="float" office:value="0.00481815762770253" calcext:value-type="float">
            <text:p>0.004818157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38219" calcext:value-type="float">
            <text:p>6.638219</text:p>
          </table:table-cell>
          <table:table-cell office:value-type="float" office:value="6.67419865" calcext:value-type="float">
            <text:p>6.67419865</text:p>
          </table:table-cell>
          <table:table-cell table:formula="of:=POWER([.C82]-6.75;2)" office:value-type="float" office:value="0.00574584466182248" calcext:value-type="float">
            <text:p>0.005745844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04744" calcext:value-type="float">
            <text:p>6.604744</text:p>
          </table:table-cell>
          <table:table-cell office:value-type="float" office:value="6.67274965" calcext:value-type="float">
            <text:p>6.67274965</text:p>
          </table:table-cell>
          <table:table-cell table:formula="of:=POWER([.C83]-6.75;2)" office:value-type="float" office:value="0.00596761657512249" calcext:value-type="float">
            <text:p>0.005967616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701699" calcext:value-type="float">
            <text:p>6.701699</text:p>
          </table:table-cell>
          <table:table-cell office:value-type="float" office:value="6.6769423" calcext:value-type="float">
            <text:p>6.6769423</text:p>
          </table:table-cell>
          <table:table-cell table:formula="of:=POWER([.C84]-6.75;2)" office:value-type="float" office:value="0.00533742752928995" calcext:value-type="float">
            <text:p>0.005337427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43094" calcext:value-type="float">
            <text:p>6.43094</text:p>
          </table:table-cell>
          <table:table-cell office:value-type="float" office:value="6.67497015" calcext:value-type="float">
            <text:p>6.67497015</text:p>
          </table:table-cell>
          <table:table-cell table:formula="of:=POWER([.C85]-6.75;2)" office:value-type="float" office:value="0.00562947839102249" calcext:value-type="float">
            <text:p>0.00562947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604818" calcext:value-type="float">
            <text:p>6.604818</text:p>
          </table:table-cell>
          <table:table-cell office:value-type="float" office:value="6.6838156" calcext:value-type="float">
            <text:p>6.6838156</text:p>
          </table:table-cell>
          <table:table-cell table:formula="of:=POWER([.C86]-6.75;2)" office:value-type="float" office:value="0.00438037480336001" calcext:value-type="float">
            <text:p>0.004380374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51672" calcext:value-type="float">
            <text:p>6.551672</text:p>
          </table:table-cell>
          <table:table-cell office:value-type="float" office:value="6.68149565" calcext:value-type="float">
            <text:p>6.68149565</text:p>
          </table:table-cell>
          <table:table-cell table:formula="of:=POWER([.C87]-6.75;2)" office:value-type="float" office:value="0.00469284596892244" calcext:value-type="float">
            <text:p>0.00469284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65661" calcext:value-type="float">
            <text:p>6.65661</text:p>
          </table:table-cell>
          <table:table-cell office:value-type="float" office:value="6.68714935" calcext:value-type="float">
            <text:p>6.68714935</text:p>
          </table:table-cell>
          <table:table-cell table:formula="of:=POWER([.C88]-6.75;2)" office:value-type="float" office:value="0.00395020420542246" calcext:value-type="float">
            <text:p>0.003950204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11501" calcext:value-type="float">
            <text:p>6.711501</text:p>
          </table:table-cell>
          <table:table-cell office:value-type="float" office:value="6.6899974" calcext:value-type="float">
            <text:p>6.6899974</text:p>
          </table:table-cell>
          <table:table-cell table:formula="of:=POWER([.C89]-6.75;2)" office:value-type="float" office:value="0.00360031200675998" calcext:value-type="float">
            <text:p>0.00360031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058937" calcext:value-type="float">
            <text:p>7.058937</text:p>
          </table:table-cell>
          <table:table-cell office:value-type="float" office:value="6.7050459" calcext:value-type="float">
            <text:p>6.7050459</text:p>
          </table:table-cell>
          <table:table-cell table:formula="of:=POWER([.C90]-6.75;2)" office:value-type="float" office:value="0.00202087110681" calcext:value-type="float">
            <text:p>0.002020871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89188" calcext:value-type="float">
            <text:p>6.689188</text:p>
          </table:table-cell>
          <table:table-cell office:value-type="float" office:value="6.687019" calcext:value-type="float">
            <text:p>6.687019</text:p>
          </table:table-cell>
          <table:table-cell table:formula="of:=POWER([.C91]-6.75;2)" office:value-type="float" office:value="0.00396660636099997" calcext:value-type="float">
            <text:p>0.00396660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552577" calcext:value-type="float">
            <text:p>6.552577</text:p>
          </table:table-cell>
          <table:table-cell office:value-type="float" office:value="6.68115515" calcext:value-type="float">
            <text:p>6.68115515</text:p>
          </table:table-cell>
          <table:table-cell table:formula="of:=POWER([.C92]-6.75;2)" office:value-type="float" office:value="0.00473961337152245" calcext:value-type="float">
            <text:p>0.004739613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686768" calcext:value-type="float">
            <text:p>6.686768</text:p>
          </table:table-cell>
          <table:table-cell office:value-type="float" office:value="6.68854895" calcext:value-type="float">
            <text:p>6.68854895</text:p>
          </table:table-cell>
          <table:table-cell table:formula="of:=POWER([.C93]-6.75;2)" office:value-type="float" office:value="0.00377623154610245" calcext:value-type="float">
            <text:p>0.00377623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961946" calcext:value-type="float">
            <text:p>6.961946</text:p>
          </table:table-cell>
          <table:table-cell office:value-type="float" office:value="6.7056697" calcext:value-type="float">
            <text:p>6.7056697</text:p>
          </table:table-cell>
          <table:table-cell table:formula="of:=POWER([.C94]-6.75;2)" office:value-type="float" office:value="0.00196517549809003" calcext:value-type="float">
            <text:p>0.001965175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5329" calcext:value-type="float">
            <text:p>6.75329</text:p>
          </table:table-cell>
          <table:table-cell office:value-type="float" office:value="6.693955" calcext:value-type="float">
            <text:p>6.693955</text:p>
          </table:table-cell>
          <table:table-cell table:formula="of:=POWER([.C95]-6.75;2)" office:value-type="float" office:value="0.00314104202500001" calcext:value-type="float">
            <text:p>0.00314104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671737" calcext:value-type="float">
            <text:p>6.671737</text:p>
          </table:table-cell>
          <table:table-cell office:value-type="float" office:value="6.69032685" calcext:value-type="float">
            <text:p>6.69032685</text:p>
          </table:table-cell>
          <table:table-cell table:formula="of:=POWER([.C96]-6.75;2)" office:value-type="float" office:value="0.00356088483092251" calcext:value-type="float">
            <text:p>0.003560884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550254" calcext:value-type="float">
            <text:p>6.550254</text:p>
          </table:table-cell>
          <table:table-cell office:value-type="float" office:value="6.68532215" calcext:value-type="float">
            <text:p>6.68532215</text:p>
          </table:table-cell>
          <table:table-cell table:formula="of:=POWER([.C97]-6.75;2)" office:value-type="float" office:value="0.00418322428062248" calcext:value-type="float">
            <text:p>0.004183224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610135" calcext:value-type="float">
            <text:p>6.610135</text:p>
          </table:table-cell>
          <table:table-cell office:value-type="float" office:value="6.68799415" calcext:value-type="float">
            <text:p>6.68799415</text:p>
          </table:table-cell>
          <table:table-cell table:formula="of:=POWER([.C98]-6.75;2)" office:value-type="float" office:value="0.00384472543422253" calcext:value-type="float">
            <text:p>0.003844725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14921" calcext:value-type="float">
            <text:p>6.714921</text:p>
          </table:table-cell>
          <table:table-cell office:value-type="float" office:value="6.6872847" calcext:value-type="float">
            <text:p>6.6872847</text:p>
          </table:table-cell>
          <table:table-cell table:formula="of:=POWER([.C99]-6.75;2)" office:value-type="float" office:value="0.00393320885408998" calcext:value-type="float">
            <text:p>0.00393320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11658" calcext:value-type="float">
            <text:p>6.711658</text:p>
          </table:table-cell>
          <table:table-cell office:value-type="float" office:value="6.6853589" calcext:value-type="float">
            <text:p>6.6853589</text:p>
          </table:table-cell>
          <table:table-cell table:formula="of:=POWER([.C100]-6.75;2)" office:value-type="float" office:value="0.00417847180921003" calcext:value-type="float">
            <text:p>0.00417847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22359" calcext:value-type="float">
            <text:p>6.622359</text:p>
          </table:table-cell>
          <table:table-cell office:value-type="float" office:value="6.6804079" calcext:value-type="float">
            <text:p>6.6804079</text:p>
          </table:table-cell>
          <table:table-cell table:formula="of:=POWER([.C101]-6.75;2)" office:value-type="float" office:value="0.00484306038241005" calcext:value-type="float">
            <text:p>0.004843060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09239" calcext:value-type="float">
            <text:p>6.609239</text:p>
          </table:table-cell>
          <table:table-cell office:value-type="float" office:value="6.6809494" calcext:value-type="float">
            <text:p>6.6809494</text:p>
          </table:table-cell>
          <table:table-cell table:formula="of:=POWER([.C102]-6.75;2)" office:value-type="float" office:value="0.00476798536035996" calcext:value-type="float">
            <text:p>0.004767985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688597" calcext:value-type="float">
            <text:p>6.688597</text:p>
          </table:table-cell>
          <table:table-cell office:value-type="float" office:value="6.6849882" calcext:value-type="float">
            <text:p>6.6849882</text:p>
          </table:table-cell>
          <table:table-cell table:formula="of:=POWER([.C103]-6.75;2)" office:value-type="float" office:value="0.00422653413923996" calcext:value-type="float">
            <text:p>0.004226534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662256" calcext:value-type="float">
            <text:p>6.662256</text:p>
          </table:table-cell>
          <table:table-cell office:value-type="float" office:value="6.69413665" calcext:value-type="float">
            <text:p>6.69413665</text:p>
          </table:table-cell>
          <table:table-cell table:formula="of:=POWER([.C104]-6.75;2)" office:value-type="float" office:value="0.00312071387322251" calcext:value-type="float">
            <text:p>0.003120713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07849" calcext:value-type="float">
            <text:p>6.607849</text:p>
          </table:table-cell>
          <table:table-cell office:value-type="float" office:value="6.69285365" calcext:value-type="float">
            <text:p>6.69285365</text:p>
          </table:table-cell>
          <table:table-cell table:formula="of:=POWER([.C105]-6.75;2)" office:value-type="float" office:value="0.0032657053183225" calcext:value-type="float">
            <text:p>0.003265705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58419" calcext:value-type="float">
            <text:p>6.558419</text:p>
          </table:table-cell>
          <table:table-cell office:value-type="float" office:value="6.69092815" calcext:value-type="float">
            <text:p>6.69092815</text:p>
          </table:table-cell>
          <table:table-cell table:formula="of:=POWER([.C106]-6.75;2)" office:value-type="float" office:value="0.00348948346242256" calcext:value-type="float">
            <text:p>0.003489483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64746" calcext:value-type="float">
            <text:p>6.664746</text:p>
          </table:table-cell>
          <table:table-cell office:value-type="float" office:value="6.6964796" calcext:value-type="float">
            <text:p>6.6964796</text:p>
          </table:table-cell>
          <table:table-cell table:formula="of:=POWER([.C107]-6.75;2)" office:value-type="float" office:value="0.00286443321616" calcext:value-type="float">
            <text:p>0.002864433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13571" calcext:value-type="float">
            <text:p>6.713571</text:p>
          </table:table-cell>
          <table:table-cell office:value-type="float" office:value="6.70012825" calcext:value-type="float">
            <text:p>6.70012825</text:p>
          </table:table-cell>
          <table:table-cell table:formula="of:=POWER([.C108]-6.75;2)" office:value-type="float" office:value="0.00248719144806253" calcext:value-type="float">
            <text:p>0.002487191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012471" calcext:value-type="float">
            <text:p>7.012471</text:p>
          </table:table-cell>
          <table:table-cell office:value-type="float" office:value="6.71040445" calcext:value-type="float">
            <text:p>6.71040445</text:p>
          </table:table-cell>
          <table:table-cell table:formula="of:=POWER([.C109]-6.75;2)" office:value-type="float" office:value="0.00156780757980247" calcext:value-type="float">
            <text:p>0.001567807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98399" calcext:value-type="float">
            <text:p>6.698399</text:p>
          </table:table-cell>
          <table:table-cell office:value-type="float" office:value="6.6946001" calcext:value-type="float">
            <text:p>6.6946001</text:p>
          </table:table-cell>
          <table:table-cell table:formula="of:=POWER([.C110]-6.75;2)" office:value-type="float" office:value="0.00306914892001003" calcext:value-type="float">
            <text:p>0.003069148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571911" calcext:value-type="float">
            <text:p>6.571911</text:p>
          </table:table-cell>
          <table:table-cell office:value-type="float" office:value="6.6886335" calcext:value-type="float">
            <text:p>6.6886335</text:p>
          </table:table-cell>
          <table:table-cell table:formula="of:=POWER([.C111]-6.75;2)" office:value-type="float" office:value="0.00376584732225001" calcext:value-type="float">
            <text:p>0.003765847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00453" calcext:value-type="float">
            <text:p>6.700453</text:p>
          </table:table-cell>
          <table:table-cell office:value-type="float" office:value="6.69441985" calcext:value-type="float">
            <text:p>6.69441985</text:p>
          </table:table-cell>
          <table:table-cell table:formula="of:=POWER([.C112]-6.75;2)" office:value-type="float" office:value="0.00308915307402249" calcext:value-type="float">
            <text:p>0.003089153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029183" calcext:value-type="float">
            <text:p>7.029183</text:p>
          </table:table-cell>
          <table:table-cell office:value-type="float" office:value="6.7142612" calcext:value-type="float">
            <text:p>6.7142612</text:p>
          </table:table-cell>
          <table:table-cell table:formula="of:=POWER([.C113]-6.75;2)" office:value-type="float" office:value="0.00127726182543999" calcext:value-type="float">
            <text:p>0.001277261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27652" calcext:value-type="float">
            <text:p>6.727652</text:p>
          </table:table-cell>
          <table:table-cell office:value-type="float" office:value="6.6960039" calcext:value-type="float">
            <text:p>6.6960039</text:p>
          </table:table-cell>
          <table:table-cell table:formula="of:=POWER([.C114]-6.75;2)" office:value-type="float" office:value="0.00291557881521" calcext:value-type="float">
            <text:p>0.002915578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680727" calcext:value-type="float">
            <text:p>6.680727</text:p>
          </table:table-cell>
          <table:table-cell office:value-type="float" office:value="6.6928985" calcext:value-type="float">
            <text:p>6.6928985</text:p>
          </table:table-cell>
          <table:table-cell table:formula="of:=POWER([.C115]-6.75;2)" office:value-type="float" office:value="0.00326058130224999" calcext:value-type="float">
            <text:p>0.003260581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71643" calcext:value-type="float">
            <text:p>6.571643</text:p>
          </table:table-cell>
          <table:table-cell office:value-type="float" office:value="6.68805735" calcext:value-type="float">
            <text:p>6.68805735</text:p>
          </table:table-cell>
          <table:table-cell table:formula="of:=POWER([.C116]-6.75;2)" office:value-type="float" office:value="0.00383689188902247" calcext:value-type="float">
            <text:p>0.003836891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603694" calcext:value-type="float">
            <text:p>6.603694</text:p>
          </table:table-cell>
          <table:table-cell office:value-type="float" office:value="6.68897325" calcext:value-type="float">
            <text:p>6.68897325</text:p>
          </table:table-cell>
          <table:table-cell table:formula="of:=POWER([.C117]-6.75;2)" office:value-type="float" office:value="0.00372426421556249" calcext:value-type="float">
            <text:p>0.003724264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95946" calcext:value-type="float">
            <text:p>6.595946</text:p>
          </table:table-cell>
          <table:table-cell office:value-type="float" office:value="6.6551351" calcext:value-type="float">
            <text:p>6.6551351</text:p>
          </table:table-cell>
          <table:table-cell table:formula="of:=POWER([.C118]-6.75;2)" office:value-type="float" office:value="0.00899934925201003" calcext:value-type="float">
            <text:p>0.008999349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676405" calcext:value-type="float">
            <text:p>6.676405</text:p>
          </table:table-cell>
          <table:table-cell office:value-type="float" office:value="6.6574234" calcext:value-type="float">
            <text:p>6.6574234</text:p>
          </table:table-cell>
          <table:table-cell table:formula="of:=POWER([.C119]-6.75;2)" office:value-type="float" office:value="0.00857042686756002" calcext:value-type="float">
            <text:p>0.008570426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612638" calcext:value-type="float">
            <text:p>6.612638</text:p>
          </table:table-cell>
          <table:table-cell office:value-type="float" office:value="6.65382245" calcext:value-type="float">
            <text:p>6.65382245</text:p>
          </table:table-cell>
          <table:table-cell table:formula="of:=POWER([.C120]-6.75;2)" office:value-type="float" office:value="0.00925012112400253" calcext:value-type="float">
            <text:p>0.009250121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33189" calcext:value-type="float">
            <text:p>6.633189</text:p>
          </table:table-cell>
          <table:table-cell office:value-type="float" office:value="6.65609745" calcext:value-type="float">
            <text:p>6.65609745</text:p>
          </table:table-cell>
          <table:table-cell table:formula="of:=POWER([.C121]-6.75;2)" office:value-type="float" office:value="0.00881768889650253" calcext:value-type="float">
            <text:p>0.008817688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690015" calcext:value-type="float">
            <text:p>6.690015</text:p>
          </table:table-cell>
          <table:table-cell office:value-type="float" office:value="6.65853535" calcext:value-type="float">
            <text:p>6.65853535</text:p>
          </table:table-cell>
          <table:table-cell table:formula="of:=POWER([.C122]-6.75;2)" office:value-type="float" office:value="0.00836578219962247" calcext:value-type="float">
            <text:p>0.008365782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71566" calcext:value-type="float">
            <text:p>6.871566</text:p>
          </table:table-cell>
          <table:table-cell office:value-type="float" office:value="6.67419335" calcext:value-type="float">
            <text:p>6.67419335</text:p>
          </table:table-cell>
          <table:table-cell table:formula="of:=POWER([.C123]-6.75;2)" office:value-type="float" office:value="0.00574664818422245" calcext:value-type="float">
            <text:p>0.005746648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36596" calcext:value-type="float">
            <text:p>6.636596</text:p>
          </table:table-cell>
          <table:table-cell office:value-type="float" office:value="6.66447165" calcext:value-type="float">
            <text:p>6.66447165</text:p>
          </table:table-cell>
          <table:table-cell table:formula="of:=POWER([.C124]-6.75;2)" office:value-type="float" office:value="0.00731509865372245" calcext:value-type="float">
            <text:p>0.007315098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569339" calcext:value-type="float">
            <text:p>6.569339</text:p>
          </table:table-cell>
          <table:table-cell office:value-type="float" office:value="6.6623469" calcext:value-type="float">
            <text:p>6.6623469</text:p>
          </table:table-cell>
          <table:table-cell table:formula="of:=POWER([.C125]-6.75;2)" office:value-type="float" office:value="0.00768306593960997" calcext:value-type="float">
            <text:p>0.007683065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669448" calcext:value-type="float">
            <text:p>6.669448</text:p>
          </table:table-cell>
          <table:table-cell office:value-type="float" office:value="6.66811805" calcext:value-type="float">
            <text:p>6.66811805</text:p>
          </table:table-cell>
          <table:table-cell table:formula="of:=POWER([.C126]-6.75;2)" office:value-type="float" office:value="0.00670465373580244" calcext:value-type="float">
            <text:p>0.006704653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737719" calcext:value-type="float">
            <text:p>6.737719</text:p>
          </table:table-cell>
          <table:table-cell office:value-type="float" office:value="6.67431435" calcext:value-type="float">
            <text:p>6.67431435</text:p>
          </table:table-cell>
          <table:table-cell table:formula="of:=POWER([.C127]-6.75;2)" office:value-type="float" office:value="0.00572831761592244" calcext:value-type="float">
            <text:p>0.005728317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919095" calcext:value-type="float">
            <text:p>6.919095</text:p>
          </table:table-cell>
          <table:table-cell office:value-type="float" office:value="6.67893535" calcext:value-type="float">
            <text:p>6.67893535</text:p>
          </table:table-cell>
          <table:table-cell table:formula="of:=POWER([.C128]-6.75;2)" office:value-type="float" office:value="0.00505018447962254" calcext:value-type="float">
            <text:p>0.005050184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96384" calcext:value-type="float">
            <text:p>6.696384</text:p>
          </table:table-cell>
          <table:table-cell office:value-type="float" office:value="6.66783815" calcext:value-type="float">
            <text:p>6.66783815</text:p>
          </table:table-cell>
          <table:table-cell table:formula="of:=POWER([.C129]-6.75;2)" office:value-type="float" office:value="0.00675056959542255" calcext:value-type="float">
            <text:p>0.006750569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79067" calcext:value-type="float">
            <text:p>6.579067</text:p>
          </table:table-cell>
          <table:table-cell office:value-type="float" office:value="6.66286065" calcext:value-type="float">
            <text:p>6.66286065</text:p>
          </table:table-cell>
          <table:table-cell table:formula="of:=POWER([.C130]-6.75;2)" office:value-type="float" office:value="0.00759326631842253" calcext:value-type="float">
            <text:p>0.007593266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87638" calcext:value-type="float">
            <text:p>6.687638</text:p>
          </table:table-cell>
          <table:table-cell office:value-type="float" office:value="6.667971" calcext:value-type="float">
            <text:p>6.667971</text:p>
          </table:table-cell>
          <table:table-cell table:formula="of:=POWER([.C131]-6.75;2)" office:value-type="float" office:value="0.00672875684100006" calcext:value-type="float">
            <text:p>0.006728756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09728" calcext:value-type="float">
            <text:p>7.09728</text:p>
          </table:table-cell>
          <table:table-cell office:value-type="float" office:value="6.6916133" calcext:value-type="float">
            <text:p>6.6916133</text:p>
          </table:table-cell>
          <table:table-cell table:formula="of:=POWER([.C132]-6.75;2)" office:value-type="float" office:value="0.00340900673688998" calcext:value-type="float">
            <text:p>0.003409006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64037" calcext:value-type="float">
            <text:p>6.664037</text:p>
          </table:table-cell>
          <table:table-cell office:value-type="float" office:value="6.66835195" calcext:value-type="float">
            <text:p>6.66835195</text:p>
          </table:table-cell>
          <table:table-cell table:formula="of:=POWER([.C133]-6.75;2)" office:value-type="float" office:value="0.00666640406880251" calcext:value-type="float">
            <text:p>0.006666404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65544" calcext:value-type="float">
            <text:p>6.665544</text:p>
          </table:table-cell>
          <table:table-cell office:value-type="float" office:value="6.66763035" calcext:value-type="float">
            <text:p>6.66763035</text:p>
          </table:table-cell>
          <table:table-cell table:formula="of:=POWER([.C134]-6.75;2)" office:value-type="float" office:value="0.00678475924112257" calcext:value-type="float">
            <text:p>0.006784759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583904" calcext:value-type="float">
            <text:p>6.583904</text:p>
          </table:table-cell>
          <table:table-cell office:value-type="float" office:value="6.6648936" calcext:value-type="float">
            <text:p>6.6648936</text:p>
          </table:table-cell>
          <table:table-cell table:formula="of:=POWER([.C135]-6.75;2)" office:value-type="float" office:value="0.00724309932095999" calcext:value-type="float">
            <text:p>0.007243099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89961" calcext:value-type="float">
            <text:p>6.589961</text:p>
          </table:table-cell>
          <table:table-cell office:value-type="float" office:value="6.6655712" calcext:value-type="float">
            <text:p>6.6655712</text:p>
          </table:table-cell>
          <table:table-cell table:formula="of:=POWER([.C136]-6.75;2)" office:value-type="float" office:value="0.00712822226944007" calcext:value-type="float">
            <text:p>0.007128222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.926931" calcext:value-type="float">
            <text:p>5.926931</text:p>
          </table:table-cell>
          <table:table-cell office:value-type="float" office:value="6.7096925" calcext:value-type="float">
            <text:p>6.7096925</text:p>
          </table:table-cell>
          <table:table-cell table:formula="of:=POWER([.C137]-6.75;2)" office:value-type="float" office:value="0.00162469455625" calcext:value-type="float">
            <text:p>0.001624694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641712" calcext:value-type="float">
            <text:p>6.641712</text:p>
          </table:table-cell>
          <table:table-cell office:value-type="float" office:value="6.74568825" calcext:value-type="float">
            <text:p>6.74568825</text:p>
          </table:table-cell>
          <table:table-cell table:formula="of:=POWER([.C138]-6.75;2)" office:value-type="float" office:value="0.0000185911880625024" calcext:value-type="float">
            <text:p>1.85911880625024E-00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04386" calcext:value-type="float">
            <text:p>6.604386</text:p>
          </table:table-cell>
          <table:table-cell office:value-type="float" office:value="6.74372015" calcext:value-type="float">
            <text:p>6.74372015</text:p>
          </table:table-cell>
          <table:table-cell table:formula="of:=POWER([.C139]-6.75;2)" office:value-type="float" office:value="0.0000394365160225039" calcext:value-type="float">
            <text:p>3.94365160225039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658138" calcext:value-type="float">
            <text:p>6.658138</text:p>
          </table:table-cell>
          <table:table-cell office:value-type="float" office:value="6.74720405" calcext:value-type="float">
            <text:p>6.74720405</text:p>
          </table:table-cell>
          <table:table-cell table:formula="of:=POWER([.C140]-6.75;2)" office:value-type="float" office:value="0.00000781733640250182" calcext:value-type="float">
            <text:p>7.81733640250182E-00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81947" calcext:value-type="float">
            <text:p>6.681947</text:p>
          </table:table-cell>
          <table:table-cell office:value-type="float" office:value="6.749519" calcext:value-type="float">
            <text:p>6.749519</text:p>
          </table:table-cell>
          <table:table-cell table:formula="of:=POWER([.C141]-6.75;2)" office:value-type="float" office:value="0.000000231360999999742" calcext:value-type="float">
            <text:p>2.31360999999742E-007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03175" calcext:value-type="float">
            <text:p>7.003175</text:p>
          </table:table-cell>
          <table:table-cell office:value-type="float" office:value="6.7612421" calcext:value-type="float">
            <text:p>6.7612421</text:p>
          </table:table-cell>
          <table:table-cell table:formula="of:=POWER([.C142]-6.75;2)" office:value-type="float" office:value="0.000126384812409991" calcext:value-type="float">
            <text:p>0.00012638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77132" calcext:value-type="float">
            <text:p>6.677132</text:p>
          </table:table-cell>
          <table:table-cell office:value-type="float" office:value="6.7451765" calcext:value-type="float">
            <text:p>6.7451765</text:p>
          </table:table-cell>
          <table:table-cell table:formula="of:=POWER([.C143]-6.75;2)" office:value-type="float" office:value="0.0000232661522499966" calcext:value-type="float">
            <text:p>2.32661522499966E-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94101" calcext:value-type="float">
            <text:p>6.594101</text:p>
          </table:table-cell>
          <table:table-cell office:value-type="float" office:value="6.74111205" calcext:value-type="float">
            <text:p>6.74111205</text:p>
          </table:table-cell>
          <table:table-cell table:formula="of:=POWER([.C144]-6.75;2)" office:value-type="float" office:value="0.0000789956552025016" calcext:value-type="float">
            <text:p>7.89956552025016E-00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84762" calcext:value-type="float">
            <text:p>6.684762</text:p>
          </table:table-cell>
          <table:table-cell office:value-type="float" office:value="6.74509785" calcext:value-type="float">
            <text:p>6.74509785</text:p>
          </table:table-cell>
          <table:table-cell table:formula="of:=POWER([.C145]-6.75;2)" office:value-type="float" office:value="0.000024031074622495" calcext:value-type="float">
            <text:p>2.4031074622495E-00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93374" calcext:value-type="float">
            <text:p>6.793374</text:p>
          </table:table-cell>
          <table:table-cell office:value-type="float" office:value="6.75211605" calcext:value-type="float">
            <text:p>6.75211605</text:p>
          </table:table-cell>
          <table:table-cell table:formula="of:=POWER([.C146]-6.75;2)" office:value-type="float" office:value="0.00000447766760249874" calcext:value-type="float">
            <text:p>4.47766760249874E-0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30139" calcext:value-type="float">
            <text:p>6.830139</text:p>
          </table:table-cell>
          <table:table-cell office:value-type="float" office:value="6.749847" calcext:value-type="float">
            <text:p>6.749847</text:p>
          </table:table-cell>
          <table:table-cell table:formula="of:=POWER([.C147]-6.75;2)" office:value-type="float" office:value="0.0000000234090000000213" calcext:value-type="float">
            <text:p>2.34090000000213E-00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97151" calcext:value-type="float">
            <text:p>6.697151</text:p>
          </table:table-cell>
          <table:table-cell office:value-type="float" office:value="6.74263355" calcext:value-type="float">
            <text:p>6.74263355</text:p>
          </table:table-cell>
          <table:table-cell table:formula="of:=POWER([.C148]-6.75;2)" office:value-type="float" office:value="0.000054264585602502" calcext:value-type="float">
            <text:p>5.4264585602502E-0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96834" calcext:value-type="float">
            <text:p>6.596834</text:p>
          </table:table-cell>
          <table:table-cell office:value-type="float" office:value="6.73814085" calcext:value-type="float">
            <text:p>6.73814085</text:p>
          </table:table-cell>
          <table:table-cell table:formula="of:=POWER([.C149]-6.75;2)" office:value-type="float" office:value="0.000140639438722506" calcext:value-type="float">
            <text:p>0.000140639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81274" calcext:value-type="float">
            <text:p>6.681274</text:p>
          </table:table-cell>
          <table:table-cell office:value-type="float" office:value="6.7413772" calcext:value-type="float">
            <text:p>6.7413772</text:p>
          </table:table-cell>
          <table:table-cell table:formula="of:=POWER([.C150]-6.75;2)" office:value-type="float" office:value="0.0000743526798400065" calcext:value-type="float">
            <text:p>7.43526798400065E-0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160484" calcext:value-type="float">
            <text:p>7.160484</text:p>
          </table:table-cell>
          <table:table-cell office:value-type="float" office:value="6.7716433" calcext:value-type="float">
            <text:p>6.7716433</text:p>
          </table:table-cell>
          <table:table-cell table:formula="of:=POWER([.C151]-6.75;2)" office:value-type="float" office:value="0.000468432434890001" calcext:value-type="float">
            <text:p>0.000468432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632053" calcext:value-type="float">
            <text:p>6.632053</text:p>
          </table:table-cell>
          <table:table-cell office:value-type="float" office:value="6.7435996" calcext:value-type="float">
            <text:p>6.7435996</text:p>
          </table:table-cell>
          <table:table-cell table:formula="of:=POWER([.C152]-6.75;2)" office:value-type="float" office:value="0.0000409651201600053" calcext:value-type="float">
            <text:p>4.09651201600053E-0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649605" calcext:value-type="float">
            <text:p>6.649605</text:p>
          </table:table-cell>
          <table:table-cell office:value-type="float" office:value="6.74368255" calcext:value-type="float">
            <text:p>6.74368255</text:p>
          </table:table-cell>
          <table:table-cell table:formula="of:=POWER([.C153]-6.75;2)" office:value-type="float" office:value="0.0000399101745025007" calcext:value-type="float">
            <text:p>3.99101745025007E-00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10809" calcext:value-type="float">
            <text:p>6.610809</text:p>
          </table:table-cell>
          <table:table-cell office:value-type="float" office:value="6.7433174" calcext:value-type="float">
            <text:p>6.7433174</text:p>
          </table:table-cell>
          <table:table-cell table:formula="of:=POWER([.C154]-6.75;2)" office:value-type="float" office:value="0.0000446571427599938" calcext:value-type="float">
            <text:p>4.46571427599938E-00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97456" calcext:value-type="float">
            <text:p>6.597456</text:p>
          </table:table-cell>
          <table:table-cell office:value-type="float" office:value="6.74309485" calcext:value-type="float">
            <text:p>6.74309485</text:p>
          </table:table-cell>
          <table:table-cell table:formula="of:=POWER([.C155]-6.75;2)" office:value-type="float" office:value="0.0000476810965224958" calcext:value-type="float">
            <text:p>4.76810965224958E-0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472387" calcext:value-type="float">
            <text:p>7.472387</text:p>
          </table:table-cell>
          <table:table-cell office:value-type="float" office:value="6.77824145" calcext:value-type="float">
            <text:p>6.77824145</text:p>
          </table:table-cell>
          <table:table-cell table:formula="of:=POWER([.C156]-6.75;2)" office:value-type="float" office:value="0.000797579498102519" calcext:value-type="float">
            <text:p>0.000797579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46846" calcext:value-type="float">
            <text:p>6.646846</text:p>
          </table:table-cell>
          <table:table-cell office:value-type="float" office:value="6.73961915" calcext:value-type="float">
            <text:p>6.73961915</text:p>
          </table:table-cell>
          <table:table-cell table:formula="of:=POWER([.C157]-6.75;2)" office:value-type="float" office:value="0.000107762046722495" calcext:value-type="float">
            <text:p>0.0001077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0235" calcext:value-type="float">
            <text:p>6.60235</text:p>
          </table:table-cell>
          <table:table-cell office:value-type="float" office:value="6.7386242" calcext:value-type="float">
            <text:p>6.7386242</text:p>
          </table:table-cell>
          <table:table-cell table:formula="of:=POWER([.C158]-6.75;2)" office:value-type="float" office:value="0.000129408825639993" calcext:value-type="float">
            <text:p>0.000129408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74064" calcext:value-type="float">
            <text:p>6.674064</text:p>
          </table:table-cell>
          <table:table-cell office:value-type="float" office:value="6.743099" calcext:value-type="float">
            <text:p>6.743099</text:p>
          </table:table-cell>
          <table:table-cell table:formula="of:=POWER([.C159]-6.75;2)" office:value-type="float" office:value="0.0000476238010000006" calcext:value-type="float">
            <text:p>4.76238010000006E-00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04437" calcext:value-type="float">
            <text:p>6.704437</text:p>
          </table:table-cell>
          <table:table-cell office:value-type="float" office:value="6.74740005" calcext:value-type="float">
            <text:p>6.74740005</text:p>
          </table:table-cell>
          <table:table-cell table:formula="of:=POWER([.C160]-6.75;2)" office:value-type="float" office:value="0.0000067597400025024" calcext:value-type="float">
            <text:p>6.7597400025024E-00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916409" calcext:value-type="float">
            <text:p>6.916409</text:p>
          </table:table-cell>
          <table:table-cell office:value-type="float" office:value="6.75191135" calcext:value-type="float">
            <text:p>6.75191135</text:p>
          </table:table-cell>
          <table:table-cell table:formula="of:=POWER([.C161]-6.75;2)" office:value-type="float" office:value="0.00000365325882250119" calcext:value-type="float">
            <text:p>3.65325882250119E-00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681863" calcext:value-type="float">
            <text:p>6.681863</text:p>
          </table:table-cell>
          <table:table-cell office:value-type="float" office:value="6.7400917" calcext:value-type="float">
            <text:p>6.7400917</text:p>
          </table:table-cell>
          <table:table-cell table:formula="of:=POWER([.C162]-6.75;2)" office:value-type="float" office:value="0.000098174408890004" calcext:value-type="float">
            <text:p>9.8174408890004E-0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595843" calcext:value-type="float">
            <text:p>6.595843</text:p>
          </table:table-cell>
          <table:table-cell office:value-type="float" office:value="6.73628035" calcext:value-type="float">
            <text:p>6.73628035</text:p>
          </table:table-cell>
          <table:table-cell table:formula="of:=POWER([.C163]-6.75;2)" office:value-type="float" office:value="0.00018822879612249" calcext:value-type="float">
            <text:p>0.000188228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73817" calcext:value-type="float">
            <text:p>6.673817</text:p>
          </table:table-cell>
          <table:table-cell office:value-type="float" office:value="6.74002175" calcext:value-type="float">
            <text:p>6.74002175</text:p>
          </table:table-cell>
          <table:table-cell table:formula="of:=POWER([.C164]-6.75;2)" office:value-type="float" office:value="0.0000995654730624927" calcext:value-type="float">
            <text:p>9.95654730624927E-00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25126" calcext:value-type="float">
            <text:p>6.825126</text:p>
          </table:table-cell>
          <table:table-cell office:value-type="float" office:value="6.75216115" calcext:value-type="float">
            <text:p>6.75216115</text:p>
          </table:table-cell>
          <table:table-cell table:formula="of:=POWER([.C165]-6.75;2)" office:value-type="float" office:value="0.00000467056932250024" calcext:value-type="float">
            <text:p>4.67056932250024E-00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47993" calcext:value-type="float">
            <text:p>6.747993</text:p>
          </table:table-cell>
          <table:table-cell office:value-type="float" office:value="6.7448472" calcext:value-type="float">
            <text:p>6.7448472</text:p>
          </table:table-cell>
          <table:table-cell table:formula="of:=POWER([.C166]-6.75;2)" office:value-type="float" office:value="0.000026551347840003" calcext:value-type="float">
            <text:p>2.6551347840003E-00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68587" calcext:value-type="float">
            <text:p>6.68587</text:p>
          </table:table-cell>
          <table:table-cell office:value-type="float" office:value="6.741483" calcext:value-type="float">
            <text:p>6.741483</text:p>
          </table:table-cell>
          <table:table-cell table:formula="of:=POWER([.C167]-6.75;2)" office:value-type="float" office:value="0.0000725392890000056" calcext:value-type="float">
            <text:p>7.25392890000056E-00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07297" calcext:value-type="float">
            <text:p>6.607297</text:p>
          </table:table-cell>
          <table:table-cell office:value-type="float" office:value="6.738527" calcext:value-type="float">
            <text:p>6.738527</text:p>
          </table:table-cell>
          <table:table-cell table:formula="of:=POWER([.C168]-6.75;2)" office:value-type="float" office:value="0.000131629729000012" calcext:value-type="float">
            <text:p>0.000131629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661561" calcext:value-type="float">
            <text:p>6.661561</text:p>
          </table:table-cell>
          <table:table-cell office:value-type="float" office:value="6.73976915" calcext:value-type="float">
            <text:p>6.73976915</text:p>
          </table:table-cell>
          <table:table-cell table:formula="of:=POWER([.C169]-6.75;2)" office:value-type="float" office:value="0.000104670291722503" calcext:value-type="float">
            <text:p>0.000104670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286596" calcext:value-type="float">
            <text:p>7.286596</text:p>
          </table:table-cell>
          <table:table-cell office:value-type="float" office:value="6.8762336" calcext:value-type="float">
            <text:p>6.8762336</text:p>
          </table:table-cell>
          <table:table-cell table:formula="of:=POWER([.C170]-6.75;2)" office:value-type="float" office:value="0.01593492176896" calcext:value-type="float">
            <text:p>0.015934921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59961" calcext:value-type="float">
            <text:p>6.59961</text:p>
          </table:table-cell>
          <table:table-cell office:value-type="float" office:value="6.8423628" calcext:value-type="float">
            <text:p>6.8423628</text:p>
          </table:table-cell>
          <table:table-cell table:formula="of:=POWER([.C171]-6.75;2)" office:value-type="float" office:value="0.00853088682384002" calcext:value-type="float">
            <text:p>0.008530886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33712" calcext:value-type="float">
            <text:p>6.633712</text:p>
          </table:table-cell>
          <table:table-cell office:value-type="float" office:value="6.84364205" calcext:value-type="float">
            <text:p>6.84364205</text:p>
          </table:table-cell>
          <table:table-cell table:formula="of:=POWER([.C172]-6.75;2)" office:value-type="float" office:value="0.00876883352820244" calcext:value-type="float">
            <text:p>0.008768833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42302" calcext:value-type="float">
            <text:p>6.642302</text:p>
          </table:table-cell>
          <table:table-cell office:value-type="float" office:value="6.84497125" calcext:value-type="float">
            <text:p>6.84497125</text:p>
          </table:table-cell>
          <table:table-cell table:formula="of:=POWER([.C173]-6.75;2)" office:value-type="float" office:value="0.00901953832656258" calcext:value-type="float">
            <text:p>0.009019538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06358" calcext:value-type="float">
            <text:p>6.606358</text:p>
          </table:table-cell>
          <table:table-cell office:value-type="float" office:value="6.843451" calcext:value-type="float">
            <text:p>6.843451</text:p>
          </table:table-cell>
          <table:table-cell table:formula="of:=POWER([.C174]-6.75;2)" office:value-type="float" office:value="0.00873308940099999" calcext:value-type="float">
            <text:p>0.008733089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300388" calcext:value-type="float">
            <text:p>7.300388</text:p>
          </table:table-cell>
          <table:table-cell office:value-type="float" office:value="6.8671245" calcext:value-type="float">
            <text:p>6.8671245</text:p>
          </table:table-cell>
          <table:table-cell table:formula="of:=POWER([.C175]-6.75;2)" office:value-type="float" office:value="0.01371814850025" calcext:value-type="float">
            <text:p>0.013718148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99941" calcext:value-type="float">
            <text:p>6.699941</text:p>
          </table:table-cell>
          <table:table-cell office:value-type="float" office:value="6.8368988" calcext:value-type="float">
            <text:p>6.8368988</text:p>
          </table:table-cell>
          <table:table-cell table:formula="of:=POWER([.C176]-6.75;2)" office:value-type="float" office:value="0.00755140144144003" calcext:value-type="float">
            <text:p>0.007551401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26947" calcext:value-type="float">
            <text:p>6.626947</text:p>
          </table:table-cell>
          <table:table-cell office:value-type="float" office:value="6.832851" calcext:value-type="float">
            <text:p>6.832851</text:p>
          </table:table-cell>
          <table:table-cell table:formula="of:=POWER([.C177]-6.75;2)" office:value-type="float" office:value="0.00686428820099996" calcext:value-type="float">
            <text:p>0.006864288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91846" calcext:value-type="float">
            <text:p>6.691846</text:p>
          </table:table-cell>
          <table:table-cell office:value-type="float" office:value="6.83561795" calcext:value-type="float">
            <text:p>6.83561795</text:p>
          </table:table-cell>
          <table:table-cell table:formula="of:=POWER([.C178]-6.75;2)" office:value-type="float" office:value="0.00733043336220243" calcext:value-type="float">
            <text:p>0.007330433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60085" calcext:value-type="float">
            <text:p>6.760085</text:p>
          </table:table-cell>
          <table:table-cell office:value-type="float" office:value="6.8414107" calcext:value-type="float">
            <text:p>6.8414107</text:p>
          </table:table-cell>
          <table:table-cell table:formula="of:=POWER([.C179]-6.75;2)" office:value-type="float" office:value="0.00835591607448999" calcext:value-type="float">
            <text:p>0.008355916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94663" calcext:value-type="float">
            <text:p>6.794663</text:p>
          </table:table-cell>
          <table:table-cell office:value-type="float" office:value="6.8384689" calcext:value-type="float">
            <text:p>6.8384689</text:p>
          </table:table-cell>
          <table:table-cell table:formula="of:=POWER([.C180]-6.75;2)" office:value-type="float" office:value="0.00782674626720993" calcext:value-type="float">
            <text:p>0.007826746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80016" calcext:value-type="float">
            <text:p>6.680016</text:p>
          </table:table-cell>
          <table:table-cell office:value-type="float" office:value="6.83267915" calcext:value-type="float">
            <text:p>6.83267915</text:p>
          </table:table-cell>
          <table:table-cell table:formula="of:=POWER([.C181]-6.75;2)" office:value-type="float" office:value="0.00683584184472245" calcext:value-type="float">
            <text:p>0.006835841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05636" calcext:value-type="float">
            <text:p>6.605636</text:p>
          </table:table-cell>
          <table:table-cell office:value-type="float" office:value="6.8300765" calcext:value-type="float">
            <text:p>6.8300765</text:p>
          </table:table-cell>
          <table:table-cell table:formula="of:=POWER([.C182]-6.75;2)" office:value-type="float" office:value="0.00641224585224995" calcext:value-type="float">
            <text:p>0.006412245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70671" calcext:value-type="float">
            <text:p>6.670671</text:p>
          </table:table-cell>
          <table:table-cell office:value-type="float" office:value="6.83340625" calcext:value-type="float">
            <text:p>6.83340625</text:p>
          </table:table-cell>
          <table:table-cell table:formula="of:=POWER([.C183]-6.75;2)" office:value-type="float" office:value="0.00695660253906256" calcext:value-type="float">
            <text:p>0.006956602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916605" calcext:value-type="float">
            <text:p>6.916605</text:p>
          </table:table-cell>
          <table:table-cell office:value-type="float" office:value="6.85430135" calcext:value-type="float">
            <text:p>6.85430135</text:p>
          </table:table-cell>
          <table:table-cell table:formula="of:=POWER([.C184]-6.75;2)" office:value-type="float" office:value="0.0108787716118225" calcext:value-type="float">
            <text:p>0.010878771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78847" calcext:value-type="float">
            <text:p>6.678847</text:p>
          </table:table-cell>
          <table:table-cell office:value-type="float" office:value="6.8398487" calcext:value-type="float">
            <text:p>6.8398487</text:p>
          </table:table-cell>
          <table:table-cell table:formula="of:=POWER([.C185]-6.75;2)" office:value-type="float" office:value="0.00807278889169002" calcext:value-type="float">
            <text:p>0.008072788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80709" calcext:value-type="float">
            <text:p>6.680709</text:p>
          </table:table-cell>
          <table:table-cell office:value-type="float" office:value="6.8399775" calcext:value-type="float">
            <text:p>6.8399775</text:p>
          </table:table-cell>
          <table:table-cell table:formula="of:=POWER([.C186]-6.75;2)" office:value-type="float" office:value="0.00809595050624997" calcext:value-type="float">
            <text:p>0.00809595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62675" calcext:value-type="float">
            <text:p>6.62675</text:p>
          </table:table-cell>
          <table:table-cell office:value-type="float" office:value="6.839108" calcext:value-type="float">
            <text:p>6.839108</text:p>
          </table:table-cell>
          <table:table-cell table:formula="of:=POWER([.C187]-6.75;2)" office:value-type="float" office:value="0.00794023566399991" calcext:value-type="float">
            <text:p>0.007940235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63214" calcext:value-type="float">
            <text:p>6.63214</text:p>
          </table:table-cell>
          <table:table-cell office:value-type="float" office:value="6.8380658" calcext:value-type="float">
            <text:p>6.8380658</text:p>
          </table:table-cell>
          <table:table-cell table:formula="of:=POWER([.C188]-6.75;2)" office:value-type="float" office:value="0.00775558512963998" calcext:value-type="float">
            <text:p>0.007755585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39085" calcext:value-type="float">
            <text:p>9.39085</text:p>
          </table:table-cell>
          <table:table-cell office:value-type="float" office:value="6.86437305" calcext:value-type="float">
            <text:p>6.86437305</text:p>
          </table:table-cell>
          <table:table-cell table:formula="of:=POWER([.C189]-6.75;2)" office:value-type="float" office:value="0.0130811945663025" calcext:value-type="float">
            <text:p>0.013081194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60918" calcext:value-type="float">
            <text:p>6.60918</text:p>
          </table:table-cell>
          <table:table-cell office:value-type="float" office:value="6.7279208" calcext:value-type="float">
            <text:p>6.7279208</text:p>
          </table:table-cell>
          <table:table-cell table:formula="of:=POWER([.C190]-6.75;2)" office:value-type="float" office:value="0.000487491072640013" calcext:value-type="float">
            <text:p>0.000487491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625195" calcext:value-type="float">
            <text:p>6.625195</text:p>
          </table:table-cell>
          <table:table-cell office:value-type="float" office:value="6.72905805" calcext:value-type="float">
            <text:p>6.72905805</text:p>
          </table:table-cell>
          <table:table-cell table:formula="of:=POWER([.C191]-6.75;2)" office:value-type="float" office:value="0.000438565269802504" calcext:value-type="float">
            <text:p>0.000438565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60296" calcext:value-type="float">
            <text:p>6.660296</text:p>
          </table:table-cell>
          <table:table-cell office:value-type="float" office:value="6.73126335" calcext:value-type="float">
            <text:p>6.73126335</text:p>
          </table:table-cell>
          <table:table-cell table:formula="of:=POWER([.C192]-6.75;2)" office:value-type="float" office:value="0.000351062053222505" calcext:value-type="float">
            <text:p>0.000351062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611897" calcext:value-type="float">
            <text:p>6.611897</text:p>
          </table:table-cell>
          <table:table-cell office:value-type="float" office:value="6.7310795" calcext:value-type="float">
            <text:p>6.7310795</text:p>
          </table:table-cell>
          <table:table-cell table:formula="of:=POWER([.C193]-6.75;2)" office:value-type="float" office:value="0.000357985320250004" calcext:value-type="float">
            <text:p>0.00035798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079828" calcext:value-type="float">
            <text:p>7.079828</text:p>
          </table:table-cell>
          <table:table-cell office:value-type="float" office:value="6.7440396" calcext:value-type="float">
            <text:p>6.7440396</text:p>
          </table:table-cell>
          <table:table-cell table:formula="of:=POWER([.C194]-6.75;2)" office:value-type="float" office:value="0.0000355263681600024" calcext:value-type="float">
            <text:p>3.55263681600024E-00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95874" calcext:value-type="float">
            <text:p>6.695874</text:p>
          </table:table-cell>
          <table:table-cell office:value-type="float" office:value="6.72488125" calcext:value-type="float">
            <text:p>6.72488125</text:p>
          </table:table-cell>
          <table:table-cell table:formula="of:=POWER([.C195]-6.75;2)" office:value-type="float" office:value="0.000630951601562493" calcext:value-type="float">
            <text:p>0.000630951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18985" calcext:value-type="float">
            <text:p>6.618985</text:p>
          </table:table-cell>
          <table:table-cell office:value-type="float" office:value="6.7217086" calcext:value-type="float">
            <text:p>6.7217086</text:p>
          </table:table-cell>
          <table:table-cell table:formula="of:=POWER([.C196]-6.75;2)" office:value-type="float" office:value="0.00080040331396003" calcext:value-type="float">
            <text:p>0.000800403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682286" calcext:value-type="float">
            <text:p>6.682286</text:p>
          </table:table-cell>
          <table:table-cell office:value-type="float" office:value="6.72518795" calcext:value-type="float">
            <text:p>6.72518795</text:p>
          </table:table-cell>
          <table:table-cell table:formula="of:=POWER([.C197]-6.75;2)" office:value-type="float" office:value="0.000615637825202477" calcext:value-type="float">
            <text:p>0.000615637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07701" calcext:value-type="float">
            <text:p>6.807701</text:p>
          </table:table-cell>
          <table:table-cell office:value-type="float" office:value="6.7371412" calcext:value-type="float">
            <text:p>6.7371412</text:p>
          </table:table-cell>
          <table:table-cell table:formula="of:=POWER([.C198]-6.75;2)" office:value-type="float" office:value="0.000165348737440002" calcext:value-type="float">
            <text:p>0.000165348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01249" calcext:value-type="float">
            <text:p>6.701249</text:p>
          </table:table-cell>
          <table:table-cell office:value-type="float" office:value="6.72825575" calcext:value-type="float">
            <text:p>6.72825575</text:p>
          </table:table-cell>
          <table:table-cell table:formula="of:=POWER([.C199]-6.75;2)" office:value-type="float" office:value="0.000472812408062511" calcext:value-type="float">
            <text:p>0.00047281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678868" calcext:value-type="float">
            <text:p>6.678868</text:p>
          </table:table-cell>
          <table:table-cell office:value-type="float" office:value="6.7265774" calcext:value-type="float">
            <text:p>6.7265774</text:p>
          </table:table-cell>
          <table:table-cell table:formula="of:=POWER([.C200]-6.75;2)" office:value-type="float" office:value="0.000548618190759998" calcext:value-type="float">
            <text:p>0.00054861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27963" calcext:value-type="float">
            <text:p>6.627963</text:p>
          </table:table-cell>
          <table:table-cell office:value-type="float" office:value="6.72460185" calcext:value-type="float">
            <text:p>6.72460185</text:p>
          </table:table-cell>
          <table:table-cell table:formula="of:=POWER([.C201]-6.75;2)" office:value-type="float" office:value="0.0006450660234225" calcext:value-type="float">
            <text:p>0.00064506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72231" calcext:value-type="float">
            <text:p>6.672231</text:p>
          </table:table-cell>
          <table:table-cell office:value-type="float" office:value="6.72479145" calcext:value-type="float">
            <text:p>6.72479145</text:p>
          </table:table-cell>
          <table:table-cell table:formula="of:=POWER([.C202]-6.75;2)" office:value-type="float" office:value="0.000635470993102517" calcext:value-type="float">
            <text:p>0.00063547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088573" calcext:value-type="float">
            <text:p>7.088573</text:p>
          </table:table-cell>
          <table:table-cell office:value-type="float" office:value="6.7289494" calcext:value-type="float">
            <text:p>6.7289494</text:p>
          </table:table-cell>
          <table:table-cell table:formula="of:=POWER([.C203]-6.75;2)" office:value-type="float" office:value="0.000443127760359987" calcext:value-type="float">
            <text:p>0.000443127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27552" calcext:value-type="float">
            <text:p>6.627552</text:p>
          </table:table-cell>
          <table:table-cell office:value-type="float" office:value="6.7064877" calcext:value-type="float">
            <text:p>6.7064877</text:p>
          </table:table-cell>
          <table:table-cell table:formula="of:=POWER([.C204]-6.75;2)" office:value-type="float" office:value="0.00189332025128998" calcext:value-type="float">
            <text:p>0.00189332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81423" calcext:value-type="float">
            <text:p>6.681423</text:p>
          </table:table-cell>
          <table:table-cell office:value-type="float" office:value="6.70796845" calcext:value-type="float">
            <text:p>6.70796845</text:p>
          </table:table-cell>
          <table:table-cell table:formula="of:=POWER([.C205]-6.75;2)" office:value-type="float" office:value="0.00176665119540249" calcext:value-type="float">
            <text:p>0.001766651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63319" calcext:value-type="float">
            <text:p>6.663319</text:p>
          </table:table-cell>
          <table:table-cell office:value-type="float" office:value="6.7074905" calcext:value-type="float">
            <text:p>6.7074905</text:p>
          </table:table-cell>
          <table:table-cell table:formula="of:=POWER([.C206]-6.75;2)" office:value-type="float" office:value="0.00180705759024996" calcext:value-type="float">
            <text:p>0.001807057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05906" calcext:value-type="float">
            <text:p>6.605906</text:p>
          </table:table-cell>
          <table:table-cell office:value-type="float" office:value="6.7056966" calcext:value-type="float">
            <text:p>6.7056966</text:p>
          </table:table-cell>
          <table:table-cell table:formula="of:=POWER([.C207]-6.75;2)" office:value-type="float" office:value="0.00196279125156004" calcext:value-type="float">
            <text:p>0.001962791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158285" calcext:value-type="float">
            <text:p>7.158285</text:p>
          </table:table-cell>
          <table:table-cell office:value-type="float" office:value="6.72210225" calcext:value-type="float">
            <text:p>6.72210225</text:p>
          </table:table-cell>
          <table:table-cell table:formula="of:=POWER([.C208]-6.75;2)" office:value-type="float" office:value="0.000778284455062509" calcext:value-type="float">
            <text:p>0.00077828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661805" calcext:value-type="float">
            <text:p>6.661805</text:p>
          </table:table-cell>
          <table:table-cell office:value-type="float" office:value="6.69818615" calcext:value-type="float">
            <text:p>6.69818615</text:p>
          </table:table-cell>
          <table:table-cell table:formula="of:=POWER([.C209]-6.75;2)" office:value-type="float" office:value="0.00268467505182253" calcext:value-type="float">
            <text:p>0.002684675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631925" calcext:value-type="float">
            <text:p>6.631925</text:p>
          </table:table-cell>
          <table:table-cell office:value-type="float" office:value="6.69704975" calcext:value-type="float">
            <text:p>6.69704975</text:p>
          </table:table-cell>
          <table:table-cell table:formula="of:=POWER([.C210]-6.75;2)" office:value-type="float" office:value="0.00280372897506253" calcext:value-type="float">
            <text:p>0.00280372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69301" calcext:value-type="float">
            <text:p>6.669301</text:p>
          </table:table-cell>
          <table:table-cell office:value-type="float" office:value="6.69912515" calcext:value-type="float">
            <text:p>6.69912515</text:p>
          </table:table-cell>
          <table:table-cell table:formula="of:=POWER([.C211]-6.75;2)" office:value-type="float" office:value="0.00258825036252246" calcext:value-type="float">
            <text:p>0.002588250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656619" calcext:value-type="float">
            <text:p>6.656619</text:p>
          </table:table-cell>
          <table:table-cell office:value-type="float" office:value="6.7007984" calcext:value-type="float">
            <text:p>6.7007984</text:p>
          </table:table-cell>
          <table:table-cell table:formula="of:=POWER([.C212]-6.75;2)" office:value-type="float" office:value="0.00242079744256" calcext:value-type="float">
            <text:p>0.002420797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71099" calcext:value-type="float">
            <text:p>6.871099</text:p>
          </table:table-cell>
          <table:table-cell office:value-type="float" office:value="6.7055125" calcext:value-type="float">
            <text:p>6.7055125</text:p>
          </table:table-cell>
          <table:table-cell table:formula="of:=POWER([.C213]-6.75;2)" office:value-type="float" office:value="0.00197913765624998" calcext:value-type="float">
            <text:p>0.001979137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696661" calcext:value-type="float">
            <text:p>6.696661</text:p>
          </table:table-cell>
          <table:table-cell office:value-type="float" office:value="6.6964922" calcext:value-type="float">
            <text:p>6.6964922</text:p>
          </table:table-cell>
          <table:table-cell table:formula="of:=POWER([.C214]-6.75;2)" office:value-type="float" office:value="0.00286308466084002" calcext:value-type="float">
            <text:p>0.002863084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632421" calcext:value-type="float">
            <text:p>6.632421</text:p>
          </table:table-cell>
          <table:table-cell office:value-type="float" office:value="6.6941744" calcext:value-type="float">
            <text:p>6.6941744</text:p>
          </table:table-cell>
          <table:table-cell table:formula="of:=POWER([.C215]-6.75;2)" office:value-type="float" office:value="0.00311649761536004" calcext:value-type="float">
            <text:p>0.003116497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688572" calcext:value-type="float">
            <text:p>6.688572</text:p>
          </table:table-cell>
          <table:table-cell office:value-type="float" office:value="6.69748425" calcext:value-type="float">
            <text:p>6.69748425</text:p>
          </table:table-cell>
          <table:table-cell table:formula="of:=POWER([.C216]-6.75;2)" office:value-type="float" office:value="0.00275790399806245" calcext:value-type="float">
            <text:p>0.00275790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21351" calcext:value-type="float">
            <text:p>6.921351</text:p>
          </table:table-cell>
          <table:table-cell office:value-type="float" office:value="6.7211547" calcext:value-type="float">
            <text:p>6.7211547</text:p>
          </table:table-cell>
          <table:table-cell table:formula="of:=POWER([.C217]-6.75;2)" office:value-type="float" office:value="0.000832051332090023" calcext:value-type="float">
            <text:p>0.000832051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29992" calcext:value-type="float">
            <text:p>6.629992</text:p>
          </table:table-cell>
          <table:table-cell office:value-type="float" office:value="6.70503425" calcext:value-type="float">
            <text:p>6.70503425</text:p>
          </table:table-cell>
          <table:table-cell table:formula="of:=POWER([.C218]-6.75;2)" office:value-type="float" office:value="0.00202191867306252" calcext:value-type="float">
            <text:p>0.002021918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67682" calcext:value-type="float">
            <text:p>6.667682</text:p>
          </table:table-cell>
          <table:table-cell office:value-type="float" office:value="6.70710615" calcext:value-type="float">
            <text:p>6.70710615</text:p>
          </table:table-cell>
          <table:table-cell table:formula="of:=POWER([.C219]-6.75;2)" office:value-type="float" office:value="0.00183988236782254" calcext:value-type="float">
            <text:p>0.001839882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39357" calcext:value-type="float">
            <text:p>6.639357</text:p>
          </table:table-cell>
          <table:table-cell office:value-type="float" office:value="6.70689865" calcext:value-type="float">
            <text:p>6.70689865</text:p>
          </table:table-cell>
          <table:table-cell table:formula="of:=POWER([.C220]-6.75;2)" office:value-type="float" office:value="0.00185772637182247" calcext:value-type="float">
            <text:p>0.001857726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31755" calcext:value-type="float">
            <text:p>6.631755</text:p>
          </table:table-cell>
          <table:table-cell office:value-type="float" office:value="6.704348" calcext:value-type="float">
            <text:p>6.704348</text:p>
          </table:table-cell>
          <table:table-cell table:formula="of:=POWER([.C221]-6.75;2)" office:value-type="float" office:value="0.00208410510400004" calcext:value-type="float">
            <text:p>0.002084105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5539" calcext:value-type="float">
            <text:p>6.75539</text:p>
          </table:table-cell>
          <table:table-cell office:value-type="float" office:value="6.7442383" calcext:value-type="float">
            <text:p>6.7442383</text:p>
          </table:table-cell>
          <table:table-cell table:formula="of:=POWER([.C222]-6.75;2)" office:value-type="float" office:value="0.0000331971868899985" calcext:value-type="float">
            <text:p>3.31971868899985E-0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39339" calcext:value-type="float">
            <text:p>6.639339</text:p>
          </table:table-cell>
          <table:table-cell office:value-type="float" office:value="6.74097245" calcext:value-type="float">
            <text:p>6.74097245</text:p>
          </table:table-cell>
          <table:table-cell table:formula="of:=POWER([.C223]-6.75;2)" office:value-type="float" office:value="0.0000814966590024979" calcext:value-type="float">
            <text:p>8.14966590024979E-00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57167" calcext:value-type="float">
            <text:p>6.657167</text:p>
          </table:table-cell>
          <table:table-cell office:value-type="float" office:value="6.74207685" calcext:value-type="float">
            <text:p>6.74207685</text:p>
          </table:table-cell>
          <table:table-cell table:formula="of:=POWER([.C224]-6.75;2)" office:value-type="float" office:value="0.0000627763059224981" calcext:value-type="float">
            <text:p>6.27763059224981E-00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71864" calcext:value-type="float">
            <text:p>6.671864</text:p>
          </table:table-cell>
          <table:table-cell office:value-type="float" office:value="6.7434319" calcext:value-type="float">
            <text:p>6.7434319</text:p>
          </table:table-cell>
          <table:table-cell table:formula="of:=POWER([.C225]-6.75;2)" office:value-type="float" office:value="0.0000431399376099995" calcext:value-type="float">
            <text:p>4.31399376099995E-00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627441" calcext:value-type="float">
            <text:p>6.627441</text:p>
          </table:table-cell>
          <table:table-cell office:value-type="float" office:value="6.7437664" calcext:value-type="float">
            <text:p>6.7437664</text:p>
          </table:table-cell>
          <table:table-cell table:formula="of:=POWER([.C226]-6.75;2)" office:value-type="float" office:value="0.000038857768959998" calcext:value-type="float">
            <text:p>3.8857768959998E-0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934019" calcext:value-type="float">
            <text:p>6.934019</text:p>
          </table:table-cell>
          <table:table-cell office:value-type="float" office:value="6.7503536" calcext:value-type="float">
            <text:p>6.7503536</text:p>
          </table:table-cell>
          <table:table-cell table:formula="of:=POWER([.C227]-6.75;2)" office:value-type="float" office:value="0.000000125032960000282" calcext:value-type="float">
            <text:p>0.00000012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79963" calcext:value-type="float">
            <text:p>6.679963</text:p>
          </table:table-cell>
          <table:table-cell office:value-type="float" office:value="6.7375175" calcext:value-type="float">
            <text:p>6.7375175</text:p>
          </table:table-cell>
          <table:table-cell table:formula="of:=POWER([.C228]-6.75;2)" office:value-type="float" office:value="0.000155812806249999" calcext:value-type="float">
            <text:p>0.00015581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39077" calcext:value-type="float">
            <text:p>6.639077</text:p>
          </table:table-cell>
          <table:table-cell office:value-type="float" office:value="6.73577615" calcext:value-type="float">
            <text:p>6.73577615</text:p>
          </table:table-cell>
          <table:table-cell table:formula="of:=POWER([.C229]-6.75;2)" office:value-type="float" office:value="0.000202317908822514" calcext:value-type="float">
            <text:p>0.000202317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73433" calcext:value-type="float">
            <text:p>6.673433</text:p>
          </table:table-cell>
          <table:table-cell office:value-type="float" office:value="6.73735005" calcext:value-type="float">
            <text:p>6.73735005</text:p>
          </table:table-cell>
          <table:table-cell table:formula="of:=POWER([.C230]-6.75;2)" office:value-type="float" office:value="0.000160021235002503" calcext:value-type="float">
            <text:p>0.00016002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02766" calcext:value-type="float">
            <text:p>6.702766</text:p>
          </table:table-cell>
          <table:table-cell office:value-type="float" office:value="6.742619" calcext:value-type="float">
            <text:p>6.742619</text:p>
          </table:table-cell>
          <table:table-cell table:formula="of:=POWER([.C231]-6.75;2)" office:value-type="float" office:value="0.0000544791610000078" calcext:value-type="float">
            <text:p>5.44791610000078E-00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50901" calcext:value-type="float">
            <text:p>6.750901</text:p>
          </table:table-cell>
          <table:table-cell office:value-type="float" office:value="6.74024635" calcext:value-type="float">
            <text:p>6.74024635</text:p>
          </table:table-cell>
          <table:table-cell table:formula="of:=POWER([.C232]-6.75;2)" office:value-type="float" office:value="0.0000951336883225076" calcext:value-type="float">
            <text:p>9.51336883225076E-00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690693" calcext:value-type="float">
            <text:p>6.690693</text:p>
          </table:table-cell>
          <table:table-cell office:value-type="float" office:value="6.7368471" calcext:value-type="float">
            <text:p>6.7368471</text:p>
          </table:table-cell>
          <table:table-cell table:formula="of:=POWER([.C233]-6.75;2)" office:value-type="float" office:value="0.000172998778409992" calcext:value-type="float">
            <text:p>0.000172998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650305" calcext:value-type="float">
            <text:p>6.650305</text:p>
          </table:table-cell>
          <table:table-cell office:value-type="float" office:value="6.735812" calcext:value-type="float">
            <text:p>6.735812</text:p>
          </table:table-cell>
          <table:table-cell table:formula="of:=POWER([.C234]-6.75;2)" office:value-type="float" office:value="0.000201299343999996" calcext:value-type="float">
            <text:p>0.000201299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698618" calcext:value-type="float">
            <text:p>6.698618</text:p>
          </table:table-cell>
          <table:table-cell office:value-type="float" office:value="6.73659365" calcext:value-type="float">
            <text:p>6.73659365</text:p>
          </table:table-cell>
          <table:table-cell table:formula="of:=POWER([.C235]-6.75;2)" office:value-type="float" office:value="0.000179730220322509" calcext:value-type="float">
            <text:p>0.000179730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161981" calcext:value-type="float">
            <text:p>7.161981</text:p>
          </table:table-cell>
          <table:table-cell office:value-type="float" office:value="6.7859424" calcext:value-type="float">
            <text:p>6.7859424</text:p>
          </table:table-cell>
          <table:table-cell table:formula="of:=POWER([.C236]-6.75;2)" office:value-type="float" office:value="0.00129185611775998" calcext:value-type="float">
            <text:p>0.001291856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598942" calcext:value-type="float">
            <text:p>6.598942</text:p>
          </table:table-cell>
          <table:table-cell office:value-type="float" office:value="6.75929695" calcext:value-type="float">
            <text:p>6.75929695</text:p>
          </table:table-cell>
          <table:table-cell table:formula="of:=POWER([.C237]-6.75;2)" office:value-type="float" office:value="0.0000864332793024912" calcext:value-type="float">
            <text:p>8.64332793024912E-00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67143" calcext:value-type="float">
            <text:p>6.67143</text:p>
          </table:table-cell>
          <table:table-cell office:value-type="float" office:value="6.7627913" calcext:value-type="float">
            <text:p>6.7627913</text:p>
          </table:table-cell>
          <table:table-cell table:formula="of:=POWER([.C238]-6.75;2)" office:value-type="float" office:value="0.000163617355689999" calcext:value-type="float">
            <text:p>0.000163617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663532" calcext:value-type="float">
            <text:p>6.663532</text:p>
          </table:table-cell>
          <table:table-cell office:value-type="float" office:value="6.7621807" calcext:value-type="float">
            <text:p>6.7621807</text:p>
          </table:table-cell>
          <table:table-cell table:formula="of:=POWER([.C239]-6.75;2)" office:value-type="float" office:value="0.000148369452490001" calcext:value-type="float">
            <text:p>0.000148369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588344" calcext:value-type="float">
            <text:p>6.588344</text:p>
          </table:table-cell>
          <table:table-cell office:value-type="float" office:value="6.75775545" calcext:value-type="float">
            <text:p>6.75775545</text:p>
          </table:table-cell>
          <table:table-cell table:formula="of:=POWER([.C240]-6.75;2)" office:value-type="float" office:value="0.0000601470047025051" calcext:value-type="float">
            <text:p>0.0000601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429561" calcext:value-type="float">
            <text:p>7.429561</text:p>
          </table:table-cell>
          <table:table-cell office:value-type="float" office:value="6.77722485" calcext:value-type="float">
            <text:p>6.77722485</text:p>
          </table:table-cell>
          <table:table-cell table:formula="of:=POWER([.C241]-6.75;2)" office:value-type="float" office:value="0.00074119245752248" calcext:value-type="float">
            <text:p>0.000741192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90073" calcext:value-type="float">
            <text:p>6.690073</text:p>
          </table:table-cell>
          <table:table-cell office:value-type="float" office:value="6.74060825" calcext:value-type="float">
            <text:p>6.74060825</text:p>
          </table:table-cell>
          <table:table-cell table:formula="of:=POWER([.C242]-6.75;2)" office:value-type="float" office:value="0.0000882049680624964" calcext:value-type="float">
            <text:p>0.00008820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61427" calcext:value-type="float">
            <text:p>6.661427</text:p>
          </table:table-cell>
          <table:table-cell office:value-type="float" office:value="6.7392769" calcext:value-type="float">
            <text:p>6.7392769</text:p>
          </table:table-cell>
          <table:table-cell table:formula="of:=POWER([.C243]-6.75;2)" office:value-type="float" office:value="0.000114984873609997" calcext:value-type="float">
            <text:p>0.00011498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684268" calcext:value-type="float">
            <text:p>6.684268</text:p>
          </table:table-cell>
          <table:table-cell office:value-type="float" office:value="6.7404737" calcext:value-type="float">
            <text:p>6.7404737</text:p>
          </table:table-cell>
          <table:table-cell table:formula="of:=POWER([.C244]-6.75;2)" office:value-type="float" office:value="0.0000907503916900019" calcext:value-type="float">
            <text:p>9.07503916900019E-0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678554" calcext:value-type="float">
            <text:p>6.678554</text:p>
          </table:table-cell>
          <table:table-cell office:value-type="float" office:value="6.7436754" calcext:value-type="float">
            <text:p>6.7436754</text:p>
          </table:table-cell>
          <table:table-cell table:formula="of:=POWER([.C245]-6.75;2)" office:value-type="float" office:value="0.0000400005651600016" calcext:value-type="float">
            <text:p>4.00005651600016E-0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59185" calcext:value-type="float">
            <text:p>6.759185</text:p>
          </table:table-cell>
          <table:table-cell office:value-type="float" office:value="6.74258235" calcext:value-type="float">
            <text:p>6.74258235</text:p>
          </table:table-cell>
          <table:table-cell table:formula="of:=POWER([.C246]-6.75;2)" office:value-type="float" office:value="0.0000550215315224975" calcext:value-type="float">
            <text:p>5.50215315224975E-00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677297" calcext:value-type="float">
            <text:p>6.677297</text:p>
          </table:table-cell>
          <table:table-cell office:value-type="float" office:value="6.73898095" calcext:value-type="float">
            <text:p>6.73898095</text:p>
          </table:table-cell>
          <table:table-cell table:formula="of:=POWER([.C247]-6.75;2)" office:value-type="float" office:value="0.000121419462902496" calcext:value-type="float">
            <text:p>0.000121419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645136" calcext:value-type="float">
            <text:p>6.645136</text:p>
          </table:table-cell>
          <table:table-cell office:value-type="float" office:value="6.7390534" calcext:value-type="float">
            <text:p>6.7390534</text:p>
          </table:table-cell>
          <table:table-cell table:formula="of:=POWER([.C248]-6.75;2)" office:value-type="float" office:value="0.00011982805156001" calcext:value-type="float">
            <text:p>0.000119828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70555" calcext:value-type="float">
            <text:p>6.670555</text:p>
          </table:table-cell>
          <table:table-cell office:value-type="float" office:value="6.7405821" calcext:value-type="float">
            <text:p>6.7405821</text:p>
          </table:table-cell>
          <table:table-cell table:formula="of:=POWER([.C249]-6.75;2)" office:value-type="float" office:value="0.0000886968404099975" calcext:value-type="float">
            <text:p>8.86968404099975E-00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78812" calcext:value-type="float">
            <text:p>6.778812</text:p>
          </table:table-cell>
          <table:table-cell office:value-type="float" office:value="6.7482885" calcext:value-type="float">
            <text:p>6.7482885</text:p>
          </table:table-cell>
          <table:table-cell table:formula="of:=POWER([.C250]-6.75;2)" office:value-type="float" office:value="0.00000292923224999954" calcext:value-type="float">
            <text:p>2.92923224999954E-0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55313" calcext:value-type="float">
            <text:p>6.655313</text:p>
          </table:table-cell>
          <table:table-cell office:value-type="float" office:value="6.7414721" calcext:value-type="float">
            <text:p>6.7414721</text:p>
          </table:table-cell>
          <table:table-cell table:formula="of:=POWER([.C251]-6.75;2)" office:value-type="float" office:value="0.0000727250784099968" calcext:value-type="float">
            <text:p>7.27250784099968E-0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82916" calcext:value-type="float">
            <text:p>6.682916</text:p>
          </table:table-cell>
          <table:table-cell office:value-type="float" office:value="6.74278005" calcext:value-type="float">
            <text:p>6.74278005</text:p>
          </table:table-cell>
          <table:table-cell table:formula="of:=POWER([.C252]-6.75;2)" office:value-type="float" office:value="0.0000521276780024948" calcext:value-type="float">
            <text:p>5.21276780024948E-00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669991" calcext:value-type="float">
            <text:p>6.669991</text:p>
          </table:table-cell>
          <table:table-cell office:value-type="float" office:value="6.7425116" calcext:value-type="float">
            <text:p>6.7425116</text:p>
          </table:table-cell>
          <table:table-cell table:formula="of:=POWER([.C253]-6.75;2)" office:value-type="float" office:value="0.0000560761345599959" calcext:value-type="float">
            <text:p>5.60761345599959E-00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665938" calcext:value-type="float">
            <text:p>6.665938</text:p>
          </table:table-cell>
          <table:table-cell office:value-type="float" office:value="6.74062" calcext:value-type="float">
            <text:p>6.74062</text:p>
          </table:table-cell>
          <table:table-cell table:formula="of:=POWER([.C254]-6.75;2)" office:value-type="float" office:value="0.0000879844000000031" calcext:value-type="float">
            <text:p>8.79844000000031E-00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685593" calcext:value-type="float">
            <text:p>7.685593</text:p>
          </table:table-cell>
          <table:table-cell office:value-type="float" office:value="6.74926215" calcext:value-type="float">
            <text:p>6.74926215</text:p>
          </table:table-cell>
          <table:table-cell table:formula="of:=POWER([.C255]-6.75;2)" office:value-type="float" office:value="0.000000544422622500223" calcext:value-type="float">
            <text:p>5.44422622500223E-0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629072" calcext:value-type="float">
            <text:p>6.629072</text:p>
          </table:table-cell>
          <table:table-cell office:value-type="float" office:value="6.69832345" calcext:value-type="float">
            <text:p>6.69832345</text:p>
          </table:table-cell>
          <table:table-cell table:formula="of:=POWER([.C256]-6.75;2)" office:value-type="float" office:value="0.00267046581990248" calcext:value-type="float">
            <text:p>0.002670465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668829" calcext:value-type="float">
            <text:p>6.668829</text:p>
          </table:table-cell>
          <table:table-cell office:value-type="float" office:value="6.7004083" calcext:value-type="float">
            <text:p>6.7004083</text:p>
          </table:table-cell>
          <table:table-cell table:formula="of:=POWER([.C257]-6.75;2)" office:value-type="float" office:value="0.00245933670888997" calcext:value-type="float">
            <text:p>0.002459336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59218" calcext:value-type="float">
            <text:p>6.659218</text:p>
          </table:table-cell>
          <table:table-cell office:value-type="float" office:value="6.70045115" calcext:value-type="float">
            <text:p>6.70045115</text:p>
          </table:table-cell>
          <table:table-cell table:formula="of:=POWER([.C258]-6.75;2)" office:value-type="float" office:value="0.00245508853632249" calcext:value-type="float">
            <text:p>0.002455088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75027" calcext:value-type="float">
            <text:p>6.575027</text:p>
          </table:table-cell>
          <table:table-cell office:value-type="float" office:value="6.6985255" calcext:value-type="float">
            <text:p>6.6985255</text:p>
          </table:table-cell>
          <table:table-cell table:formula="of:=POWER([.C259]-6.75;2)" office:value-type="float" office:value="0.00264962415025003" calcext:value-type="float">
            <text:p>0.00264962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977732" calcext:value-type="float">
            <text:p>6.977732</text:p>
          </table:table-cell>
          <table:table-cell office:value-type="float" office:value="6.70840595" calcext:value-type="float">
            <text:p>6.70840595</text:p>
          </table:table-cell>
          <table:table-cell table:formula="of:=POWER([.C260]-6.75;2)" office:value-type="float" office:value="0.00173006499540247" calcext:value-type="float">
            <text:p>0.0017300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97229" calcext:value-type="float">
            <text:p>6.697229</text:p>
          </table:table-cell>
          <table:table-cell office:value-type="float" office:value="6.6942369" calcext:value-type="float">
            <text:p>6.6942369</text:p>
          </table:table-cell>
          <table:table-cell table:formula="of:=POWER([.C261]-6.75;2)" office:value-type="float" office:value="0.00310952332161001" calcext:value-type="float">
            <text:p>0.00310952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63446" calcext:value-type="float">
            <text:p>6.663446</text:p>
          </table:table-cell>
          <table:table-cell office:value-type="float" office:value="6.69303815" calcext:value-type="float">
            <text:p>6.69303815</text:p>
          </table:table-cell>
          <table:table-cell table:formula="of:=POWER([.C262]-6.75;2)" office:value-type="float" office:value="0.00324465235542255" calcext:value-type="float">
            <text:p>0.00324465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85363" calcext:value-type="float">
            <text:p>6.685363</text:p>
          </table:table-cell>
          <table:table-cell office:value-type="float" office:value="6.69415535" calcext:value-type="float">
            <text:p>6.69415535</text:p>
          </table:table-cell>
          <table:table-cell table:formula="of:=POWER([.C263]-6.75;2)" office:value-type="float" office:value="0.00311862493362251" calcext:value-type="float">
            <text:p>0.003118624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48302" calcext:value-type="float">
            <text:p>6.748302</text:p>
          </table:table-cell>
          <table:table-cell office:value-type="float" office:value="6.70133155" calcext:value-type="float">
            <text:p>6.70133155</text:p>
          </table:table-cell>
          <table:table-cell table:formula="of:=POWER([.C264]-6.75;2)" office:value-type="float" office:value="0.00236861802540251" calcext:value-type="float">
            <text:p>0.00236861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56693" calcext:value-type="float">
            <text:p>6.656693</text:p>
          </table:table-cell>
          <table:table-cell office:value-type="float" office:value="6.6944459" calcext:value-type="float">
            <text:p>6.6944459</text:p>
          </table:table-cell>
          <table:table-cell table:formula="of:=POWER([.C265]-6.75;2)" office:value-type="float" office:value="0.00308625802681002" calcext:value-type="float">
            <text:p>0.00308625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87157" calcext:value-type="float">
            <text:p>6.687157</text:p>
          </table:table-cell>
          <table:table-cell office:value-type="float" office:value="6.6951673" calcext:value-type="float">
            <text:p>6.6951673</text:p>
          </table:table-cell>
          <table:table-cell table:formula="of:=POWER([.C266]-6.75;2)" office:value-type="float" office:value="0.00300662498929004" calcext:value-type="float">
            <text:p>0.00300662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78746" calcext:value-type="float">
            <text:p>6.678746</text:p>
          </table:table-cell>
          <table:table-cell office:value-type="float" office:value="6.6945879" calcext:value-type="float">
            <text:p>6.6945879</text:p>
          </table:table-cell>
          <table:table-cell table:formula="of:=POWER([.C267]-6.75;2)" office:value-type="float" office:value="0.00307050082640998" calcext:value-type="float">
            <text:p>0.003070500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7571" calcext:value-type="float">
            <text:p>6.67571</text:p>
          </table:table-cell>
          <table:table-cell office:value-type="float" office:value="6.6925958" calcext:value-type="float">
            <text:p>6.6925958</text:p>
          </table:table-cell>
          <table:table-cell table:formula="of:=POWER([.C268]-6.75;2)" office:value-type="float" office:value="0.00329524217763996" calcext:value-type="float">
            <text:p>0.0032952422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824683" calcext:value-type="float">
            <text:p>6.824683</text:p>
          </table:table-cell>
          <table:table-cell office:value-type="float" office:value="6.7713839" calcext:value-type="float">
            <text:p>6.7713839</text:p>
          </table:table-cell>
          <table:table-cell table:formula="of:=POWER([.C269]-6.75;2)" office:value-type="float" office:value="0.000457271179210001" calcext:value-type="float">
            <text:p>0.000457271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642484" calcext:value-type="float">
            <text:p>6.642484</text:p>
          </table:table-cell>
          <table:table-cell office:value-type="float" office:value="6.76377755" calcext:value-type="float">
            <text:p>6.76377755</text:p>
          </table:table-cell>
          <table:table-cell table:formula="of:=POWER([.C270]-6.75;2)" office:value-type="float" office:value="0.00018982088400251" calcext:value-type="float">
            <text:p>0.000189820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81472" calcext:value-type="float">
            <text:p>6.681472</text:p>
          </table:table-cell>
          <table:table-cell office:value-type="float" office:value="6.76616875" calcext:value-type="float">
            <text:p>6.76616875</text:p>
          </table:table-cell>
          <table:table-cell table:formula="of:=POWER([.C271]-6.75;2)" office:value-type="float" office:value="0.000261428476562509" calcext:value-type="float">
            <text:p>0.000261428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77547" calcext:value-type="float">
            <text:p>6.677547</text:p>
          </table:table-cell>
          <table:table-cell office:value-type="float" office:value="6.76603865" calcext:value-type="float">
            <text:p>6.76603865</text:p>
          </table:table-cell>
          <table:table-cell table:formula="of:=POWER([.C272]-6.75;2)" office:value-type="float" office:value="0.000257238293822516" calcext:value-type="float">
            <text:p>0.000257238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632159" calcext:value-type="float">
            <text:p>6.632159</text:p>
          </table:table-cell>
          <table:table-cell office:value-type="float" office:value="6.76361065" calcext:value-type="float">
            <text:p>6.76361065</text:p>
          </table:table-cell>
          <table:table-cell table:formula="of:=POWER([.C273]-6.75;2)" office:value-type="float" office:value="0.000185249793422511" calcext:value-type="float">
            <text:p>0.000185249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38781" calcext:value-type="float">
            <text:p>6.838781</text:p>
          </table:table-cell>
          <table:table-cell office:value-type="float" office:value="6.76874925" calcext:value-type="float">
            <text:p>6.76874925</text:p>
          </table:table-cell>
          <table:table-cell table:formula="of:=POWER([.C274]-6.75;2)" office:value-type="float" office:value="0.000351534375562498" calcext:value-type="float">
            <text:p>0.000351534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66819" calcext:value-type="float">
            <text:p>6.666819</text:p>
          </table:table-cell>
          <table:table-cell office:value-type="float" office:value="6.76056235" calcext:value-type="float">
            <text:p>6.76056235</text:p>
          </table:table-cell>
          <table:table-cell table:formula="of:=POWER([.C275]-6.75;2)" office:value-type="float" office:value="0.000111563237522496" calcext:value-type="float">
            <text:p>0.000111563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70769" calcext:value-type="float">
            <text:p>6.670769</text:p>
          </table:table-cell>
          <table:table-cell office:value-type="float" office:value="6.76093585" calcext:value-type="float">
            <text:p>6.76093585</text:p>
          </table:table-cell>
          <table:table-cell table:formula="of:=POWER([.C276]-6.75;2)" office:value-type="float" office:value="0.000119592815222502" calcext:value-type="float">
            <text:p>0.000119592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669686" calcext:value-type="float">
            <text:p>6.669686</text:p>
          </table:table-cell>
          <table:table-cell office:value-type="float" office:value="6.7610309" calcext:value-type="float">
            <text:p>6.7610309</text:p>
          </table:table-cell>
          <table:table-cell table:formula="of:=POWER([.C277]-6.75;2)" office:value-type="float" office:value="0.000121680754809994" calcext:value-type="float">
            <text:p>0.000121680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620705" calcext:value-type="float">
            <text:p>6.620705</text:p>
          </table:table-cell>
          <table:table-cell office:value-type="float" office:value="6.76179565" calcext:value-type="float">
            <text:p>6.76179565</text:p>
          </table:table-cell>
          <table:table-cell table:formula="of:=POWER([.C278]-6.75;2)" office:value-type="float" office:value="0.000139137358922496" calcext:value-type="float">
            <text:p>0.000139137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72636" calcext:value-type="float">
            <text:p>6.772636</text:p>
          </table:table-cell>
          <table:table-cell office:value-type="float" office:value="6.76399915" calcext:value-type="float">
            <text:p>6.76399915</text:p>
          </table:table-cell>
          <table:table-cell table:formula="of:=POWER([.C279]-6.75;2)" office:value-type="float" office:value="0.000195976200722502" calcext:value-type="float">
            <text:p>0.000195976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694351" calcext:value-type="float">
            <text:p>6.694351</text:p>
          </table:table-cell>
          <table:table-cell office:value-type="float" office:value="6.76047295" calcext:value-type="float">
            <text:p>6.76047295</text:p>
          </table:table-cell>
          <table:table-cell table:formula="of:=POWER([.C280]-6.75;2)" office:value-type="float" office:value="0.00010968268170251" calcext:value-type="float">
            <text:p>0.0001096827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73254" calcext:value-type="float">
            <text:p>6.673254</text:p>
          </table:table-cell>
          <table:table-cell office:value-type="float" office:value="6.7609984" calcext:value-type="float">
            <text:p>6.7609984</text:p>
          </table:table-cell>
          <table:table-cell table:formula="of:=POWER([.C281]-6.75;2)" office:value-type="float" office:value="0.000120964802560002" calcext:value-type="float">
            <text:p>0.000120964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68579" calcext:value-type="float">
            <text:p>6.68579</text:p>
          </table:table-cell>
          <table:table-cell office:value-type="float" office:value="6.76104625" calcext:value-type="float">
            <text:p>6.76104625</text:p>
          </table:table-cell>
          <table:table-cell table:formula="of:=POWER([.C282]-6.75;2)" office:value-type="float" office:value="0.000122019639062493" calcext:value-type="float">
            <text:p>0.000122019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28887" calcext:value-type="float">
            <text:p>6.828887</text:p>
          </table:table-cell>
          <table:table-cell office:value-type="float" office:value="6.7609512" calcext:value-type="float">
            <text:p>6.7609512</text:p>
          </table:table-cell>
          <table:table-cell table:formula="of:=POWER([.C283]-6.75;2)" office:value-type="float" office:value="0.000119928781440001" calcext:value-type="float">
            <text:p>0.000119928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10589" calcext:value-type="float">
            <text:p>6.610589</text:p>
          </table:table-cell>
          <table:table-cell office:value-type="float" office:value="6.75211875" calcext:value-type="float">
            <text:p>6.75211875</text:p>
          </table:table-cell>
          <table:table-cell table:formula="of:=POWER([.C284]-6.75;2)" office:value-type="float" office:value="0.00000448910156250072" calcext:value-type="float">
            <text:p>4.48910156250072E-00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671121" calcext:value-type="float">
            <text:p>6.671121</text:p>
          </table:table-cell>
          <table:table-cell office:value-type="float" office:value="6.75555495" calcext:value-type="float">
            <text:p>6.75555495</text:p>
          </table:table-cell>
          <table:table-cell table:formula="of:=POWER([.C285]-6.75;2)" office:value-type="float" office:value="0.0000308574695025056" calcext:value-type="float">
            <text:p>3.08574695025056E-00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75569" calcext:value-type="float">
            <text:p>6.675569</text:p>
          </table:table-cell>
          <table:table-cell office:value-type="float" office:value="6.75573955" calcext:value-type="float">
            <text:p>6.75573955</text:p>
          </table:table-cell>
          <table:table-cell table:formula="of:=POWER([.C286]-6.75;2)" office:value-type="float" office:value="0.0000329424342025043" calcext:value-type="float">
            <text:p>3.29424342025043E-00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38904" calcext:value-type="float">
            <text:p>6.638904</text:p>
          </table:table-cell>
          <table:table-cell office:value-type="float" office:value="6.75330555" calcext:value-type="float">
            <text:p>6.75330555</text:p>
          </table:table-cell>
          <table:table-cell table:formula="of:=POWER([.C287]-6.75;2)" office:value-type="float" office:value="0.0000109266608025021" calcext:value-type="float">
            <text:p>1.09266608025021E-00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251472" calcext:value-type="float">
            <text:p>8.251472</text:p>
          </table:table-cell>
          <table:table-cell office:value-type="float" office:value="6.76174895" calcext:value-type="float">
            <text:p>6.76174895</text:p>
          </table:table-cell>
          <table:table-cell table:formula="of:=POWER([.C288]-6.75;2)" office:value-type="float" office:value="0.000138037826102507" calcext:value-type="float">
            <text:p>0.000138037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72556" calcext:value-type="float">
            <text:p>6.672556</text:p>
          </table:table-cell>
          <table:table-cell office:value-type="float" office:value="6.6834633" calcext:value-type="float">
            <text:p>6.6834633</text:p>
          </table:table-cell>
          <table:table-cell table:formula="of:=POWER([.C289]-6.75;2)" office:value-type="float" office:value="0.00442713244689005" calcext:value-type="float">
            <text:p>0.004427132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690308" calcext:value-type="float">
            <text:p>6.690308</text:p>
          </table:table-cell>
          <table:table-cell office:value-type="float" office:value="6.684335" calcext:value-type="float">
            <text:p>6.684335</text:p>
          </table:table-cell>
          <table:table-cell table:formula="of:=POWER([.C290]-6.75;2)" office:value-type="float" office:value="0.00431189222500001" calcext:value-type="float">
            <text:p>0.004311892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67887" calcext:value-type="float">
            <text:p>6.67887</text:p>
          </table:table-cell>
          <table:table-cell office:value-type="float" office:value="6.68398825" calcext:value-type="float">
            <text:p>6.68398825</text:p>
          </table:table-cell>
          <table:table-cell table:formula="of:=POWER([.C291]-6.75;2)" office:value-type="float" office:value="0.00435755113806255" calcext:value-type="float">
            <text:p>0.0043575511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28987" calcext:value-type="float">
            <text:p>6.628987</text:p>
          </table:table-cell>
          <table:table-cell office:value-type="float" office:value="6.6839464" calcext:value-type="float">
            <text:p>6.6839464</text:p>
          </table:table-cell>
          <table:table-cell table:formula="of:=POWER([.C292]-6.75;2)" office:value-type="float" office:value="0.00436307807296001" calcext:value-type="float">
            <text:p>0.004363078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34931" calcext:value-type="float">
            <text:p>6.734931</text:p>
          </table:table-cell>
          <table:table-cell office:value-type="float" office:value="6.6843661" calcext:value-type="float">
            <text:p>6.6843661</text:p>
          </table:table-cell>
          <table:table-cell table:formula="of:=POWER([.C293]-6.75;2)" office:value-type="float" office:value="0.00430780882920999" calcext:value-type="float">
            <text:p>0.004307808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75043" calcext:value-type="float">
            <text:p>6.675043</text:p>
          </table:table-cell>
          <table:table-cell office:value-type="float" office:value="6.68134725" calcext:value-type="float">
            <text:p>6.68134725</text:p>
          </table:table-cell>
          <table:table-cell table:formula="of:=POWER([.C294]-6.75;2)" office:value-type="float" office:value="0.00471320008256251" calcext:value-type="float">
            <text:p>0.004713200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674289" calcext:value-type="float">
            <text:p>6.674289</text:p>
          </table:table-cell>
          <table:table-cell office:value-type="float" office:value="6.681891" calcext:value-type="float">
            <text:p>6.681891</text:p>
          </table:table-cell>
          <table:table-cell table:formula="of:=POWER([.C295]-6.75;2)" office:value-type="float" office:value="0.00463883588099997" calcext:value-type="float">
            <text:p>0.004638835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67267" calcext:value-type="float">
            <text:p>6.67267</text:p>
          </table:table-cell>
          <table:table-cell office:value-type="float" office:value="6.6811196" calcext:value-type="float">
            <text:p>6.6811196</text:p>
          </table:table-cell>
          <table:table-cell table:formula="of:=POWER([.C296]-6.75;2)" office:value-type="float" office:value="0.00474450950416004" calcext:value-type="float">
            <text:p>0.004744509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84981" calcext:value-type="float">
            <text:p>6.684981</text:p>
          </table:table-cell>
          <table:table-cell office:value-type="float" office:value="6.6759671" calcext:value-type="float">
            <text:p>6.6759671</text:p>
          </table:table-cell>
          <table:table-cell table:formula="of:=POWER([.C297]-6.75;2)" office:value-type="float" office:value="0.00548087028240996" calcext:value-type="float">
            <text:p>0.005480870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64775" calcext:value-type="float">
            <text:p>6.664775</text:p>
          </table:table-cell>
          <table:table-cell office:value-type="float" office:value="6.6757319" calcext:value-type="float">
            <text:p>6.6757319</text:p>
          </table:table-cell>
          <table:table-cell table:formula="of:=POWER([.C298]-6.75;2)" office:value-type="float" office:value="0.00551575067761004" calcext:value-type="float">
            <text:p>0.005515750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02112" calcext:value-type="float">
            <text:p>6.702112</text:p>
          </table:table-cell>
          <table:table-cell office:value-type="float" office:value="6.6771989" calcext:value-type="float">
            <text:p>6.6771989</text:p>
          </table:table-cell>
          <table:table-cell table:formula="of:=POWER([.C299]-6.75;2)" office:value-type="float" office:value="0.00530000016121006" calcext:value-type="float">
            <text:p>0.005300000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0486" calcext:value-type="float">
            <text:p>6.70486</text:p>
          </table:table-cell>
          <table:table-cell office:value-type="float" office:value="6.67666565" calcext:value-type="float">
            <text:p>6.67666565</text:p>
          </table:table-cell>
          <table:table-cell table:formula="of:=POWER([.C300]-6.75;2)" office:value-type="float" office:value="0.00537792688992245" calcext:value-type="float">
            <text:p>0.00537792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74211" calcext:value-type="float">
            <text:p>6.674211</text:p>
          </table:table-cell>
          <table:table-cell office:value-type="float" office:value="6.67450625" calcext:value-type="float">
            <text:p>6.67450625</text:p>
          </table:table-cell>
          <table:table-cell table:formula="of:=POWER([.C301]-6.75;2)" office:value-type="float" office:value="0.00569930628906245" calcext:value-type="float">
            <text:p>0.005699306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683889" calcext:value-type="float">
            <text:p>6.683889</text:p>
          </table:table-cell>
          <table:table-cell office:value-type="float" office:value="6.6728509" calcext:value-type="float">
            <text:p>6.6728509</text:p>
          </table:table-cell>
          <table:table-cell table:formula="of:=POWER([.C302]-6.75;2)" office:value-type="float" office:value="0.00595198363080996" calcext:value-type="float">
            <text:p>0.0059519836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652238" calcext:value-type="float">
            <text:p>6.652238</text:p>
          </table:table-cell>
          <table:table-cell office:value-type="float" office:value="6.6718464" calcext:value-type="float">
            <text:p>6.6718464</text:p>
          </table:table-cell>
          <table:table-cell table:formula="of:=POWER([.C303]-6.75;2)" office:value-type="float" office:value="0.00610798519296004" calcext:value-type="float">
            <text:p>0.006107985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679313" calcext:value-type="float">
            <text:p>6.679313</text:p>
          </table:table-cell>
          <table:table-cell office:value-type="float" office:value="6.6736235" calcext:value-type="float">
            <text:p>6.6736235</text:p>
          </table:table-cell>
          <table:table-cell table:formula="of:=POWER([.C304]-6.75;2)" office:value-type="float" office:value="0.00583336975225004" calcext:value-type="float">
            <text:p>0.005833369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674813" calcext:value-type="float">
            <text:p>6.674813</text:p>
          </table:table-cell>
          <table:table-cell office:value-type="float" office:value="6.67341055" calcext:value-type="float">
            <text:p>6.67341055</text:p>
          </table:table-cell>
          <table:table-cell table:formula="of:=POWER([.C305]-6.75;2)" office:value-type="float" office:value="0.00586594385130253" calcext:value-type="float">
            <text:p>0.005865943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26889" calcext:value-type="float">
            <text:p>6.626889</text:p>
          </table:table-cell>
          <table:table-cell office:value-type="float" office:value="6.67099185" calcext:value-type="float">
            <text:p>6.67099185</text:p>
          </table:table-cell>
          <table:table-cell table:formula="of:=POWER([.C306]-6.75;2)" office:value-type="float" office:value="0.00624228776642249" calcext:value-type="float">
            <text:p>0.006242287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807772" calcext:value-type="float">
            <text:p>6.807772</text:p>
          </table:table-cell>
          <table:table-cell office:value-type="float" office:value="6.67529205" calcext:value-type="float">
            <text:p>6.67529205</text:p>
          </table:table-cell>
          <table:table-cell table:formula="of:=POWER([.C307]-6.75;2)" office:value-type="float" office:value="0.00558127779320245" calcext:value-type="float">
            <text:p>0.005581277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85759" calcext:value-type="float">
            <text:p>6.685759</text:p>
          </table:table-cell>
          <table:table-cell office:value-type="float" office:value="6.6699974" calcext:value-type="float">
            <text:p>6.6699974</text:p>
          </table:table-cell>
          <table:table-cell table:formula="of:=POWER([.C308]-6.75;2)" office:value-type="float" office:value="0.00640041600676004" calcext:value-type="float">
            <text:p>0.00640041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8999" calcext:value-type="float">
            <text:p>6.68999</text:p>
          </table:table-cell>
          <table:table-cell office:value-type="float" office:value="6.67137195" calcext:value-type="float">
            <text:p>6.67137195</text:p>
          </table:table-cell>
          <table:table-cell table:formula="of:=POWER([.C309]-6.75;2)" office:value-type="float" office:value="0.00618237024680247" calcext:value-type="float">
            <text:p>0.006182370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83373" calcext:value-type="float">
            <text:p>6.683373</text:p>
          </table:table-cell>
          <table:table-cell office:value-type="float" office:value="6.67151415" calcext:value-type="float">
            <text:p>6.67151415</text:p>
          </table:table-cell>
          <table:table-cell table:formula="of:=POWER([.C310]-6.75;2)" office:value-type="float" office:value="0.00616002865022248" calcext:value-type="float">
            <text:p>0.006160028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78033" calcext:value-type="float">
            <text:p>6.678033</text:p>
          </table:table-cell>
          <table:table-cell office:value-type="float" office:value="6.67093665" calcext:value-type="float">
            <text:p>6.67093665</text:p>
          </table:table-cell>
          <table:table-cell table:formula="of:=POWER([.C311]-6.75;2)" office:value-type="float" office:value="0.00625101331322253" calcext:value-type="float">
            <text:p>0.006251013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37381" calcext:value-type="float">
            <text:p>6.637381</text:p>
          </table:table-cell>
          <table:table-cell office:value-type="float" office:value="6.6699069" calcext:value-type="float">
            <text:p>6.6699069</text:p>
          </table:table-cell>
          <table:table-cell table:formula="of:=POWER([.C312]-6.75;2)" office:value-type="float" office:value="0.00641490466761" calcext:value-type="float">
            <text:p>0.006414904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674554" calcext:value-type="float">
            <text:p>6.674554</text:p>
          </table:table-cell>
          <table:table-cell office:value-type="float" office:value="6.67216995" calcext:value-type="float">
            <text:p>6.67216995</text:p>
          </table:table-cell>
          <table:table-cell table:formula="of:=POWER([.C313]-6.75;2)" office:value-type="float" office:value="0.00605751668300253" calcext:value-type="float">
            <text:p>0.006057516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685918" calcext:value-type="float">
            <text:p>6.685918</text:p>
          </table:table-cell>
          <table:table-cell office:value-type="float" office:value="6.6727266" calcext:value-type="float">
            <text:p>6.6727266</text:p>
          </table:table-cell>
          <table:table-cell table:formula="of:=POWER([.C314]-6.75;2)" office:value-type="float" office:value="0.00597117834756002" calcext:value-type="float">
            <text:p>0.005971178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658861" calcext:value-type="float">
            <text:p>6.658861</text:p>
          </table:table-cell>
          <table:table-cell office:value-type="float" office:value="6.6710486" calcext:value-type="float">
            <text:p>6.6710486</text:p>
          </table:table-cell>
          <table:table-cell table:formula="of:=POWER([.C315]-6.75;2)" office:value-type="float" office:value="0.00623332356196004" calcext:value-type="float">
            <text:p>0.006233323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6962" calcext:value-type="float">
            <text:p>6.56962</text:p>
          </table:table-cell>
          <table:table-cell office:value-type="float" office:value="6.4736026" calcext:value-type="float">
            <text:p>6.4736026</text:p>
          </table:table-cell>
          <table:table-cell table:formula="of:=POWER([.C316]-6.75;2)" office:value-type="float" office:value="0.0763955227267603" calcext:value-type="float">
            <text:p>0.076395522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80277" calcext:value-type="float">
            <text:p>6.680277</text:p>
          </table:table-cell>
          <table:table-cell office:value-type="float" office:value="6.47926995" calcext:value-type="float">
            <text:p>6.47926995</text:p>
          </table:table-cell>
          <table:table-cell table:formula="of:=POWER([.C317]-6.75;2)" office:value-type="float" office:value="0.0732947599730025" calcext:value-type="float">
            <text:p>0.0732947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94115" calcext:value-type="float">
            <text:p>6.694115</text:p>
          </table:table-cell>
          <table:table-cell office:value-type="float" office:value="6.48023035" calcext:value-type="float">
            <text:p>6.48023035</text:p>
          </table:table-cell>
          <table:table-cell table:formula="of:=POWER([.C318]-6.75;2)" office:value-type="float" office:value="0.0727756640611224" calcext:value-type="float">
            <text:p>0.072775664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91447" calcext:value-type="float">
            <text:p>6.691447</text:p>
          </table:table-cell>
          <table:table-cell office:value-type="float" office:value="6.48015315" calcext:value-type="float">
            <text:p>6.48015315</text:p>
          </table:table-cell>
          <table:table-cell table:formula="of:=POWER([.C319]-6.75;2)" office:value-type="float" office:value="0.0728173224549227" calcext:value-type="float">
            <text:p>0.072817322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661672" calcext:value-type="float">
            <text:p>6.661672</text:p>
          </table:table-cell>
          <table:table-cell office:value-type="float" office:value="6.47881785" calcext:value-type="float">
            <text:p>6.47881785</text:p>
          </table:table-cell>
          <table:table-cell table:formula="of:=POWER([.C320]-6.75;2)" office:value-type="float" office:value="0.0735397584786223" calcext:value-type="float">
            <text:p>0.073539758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41104" calcext:value-type="float">
            <text:p>6.641104</text:p>
          </table:table-cell>
          <table:table-cell office:value-type="float" office:value="6.4783697" calcext:value-type="float">
            <text:p>6.4783697</text:p>
          </table:table-cell>
          <table:table-cell table:formula="of:=POWER([.C321]-6.75;2)" office:value-type="float" office:value="0.07378301987809" calcext:value-type="float">
            <text:p>0.073783019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63799" calcext:value-type="float">
            <text:p>6.663799</text:p>
          </table:table-cell>
          <table:table-cell office:value-type="float" office:value="6.4800437" calcext:value-type="float">
            <text:p>6.4800437</text:p>
          </table:table-cell>
          <table:table-cell table:formula="of:=POWER([.C322]-6.75;2)" office:value-type="float" office:value="0.0728764039096903" calcext:value-type="float">
            <text:p>0.0728764039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8778" calcext:value-type="float">
            <text:p>6.68778</text:p>
          </table:table-cell>
          <table:table-cell office:value-type="float" office:value="6.481374" calcext:value-type="float">
            <text:p>6.481374</text:p>
          </table:table-cell>
          <table:table-cell table:formula="of:=POWER([.C323]-6.75;2)" office:value-type="float" office:value="0.0721599278760001" calcext:value-type="float">
            <text:p>0.072159927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75054" calcext:value-type="float">
            <text:p>6.675054</text:p>
          </table:table-cell>
          <table:table-cell office:value-type="float" office:value="6.4805787" calcext:value-type="float">
            <text:p>6.4805787</text:p>
          </table:table-cell>
          <table:table-cell table:formula="of:=POWER([.C324]-6.75;2)" office:value-type="float" office:value="0.0725878368936902" calcext:value-type="float">
            <text:p>0.072587836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626439" calcext:value-type="float">
            <text:p>6.626439</text:p>
          </table:table-cell>
          <table:table-cell office:value-type="float" office:value="6.4775839" calcext:value-type="float">
            <text:p>6.4775839</text:p>
          </table:table-cell>
          <table:table-cell table:formula="of:=POWER([.C325]-6.75;2)" office:value-type="float" office:value="0.07421053153921" calcext:value-type="float">
            <text:p>0.074210531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12893" calcext:value-type="float">
            <text:p>6.712893</text:p>
          </table:table-cell>
          <table:table-cell office:value-type="float" office:value="6.4808794" calcext:value-type="float">
            <text:p>6.4808794</text:p>
          </table:table-cell>
          <table:table-cell table:formula="of:=POWER([.C326]-6.75;2)" office:value-type="float" office:value="0.07242589734436" calcext:value-type="float">
            <text:p>0.0724258973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01879" calcext:value-type="float">
            <text:p>6.701879</text:p>
          </table:table-cell>
          <table:table-cell office:value-type="float" office:value="6.48002645" calcext:value-type="float">
            <text:p>6.48002645</text:p>
          </table:table-cell>
          <table:table-cell table:formula="of:=POWER([.C327]-6.75;2)" office:value-type="float" office:value="0.0728857176996023" calcext:value-type="float">
            <text:p>0.072885717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1325" calcext:value-type="float">
            <text:p>6.71325</text:p>
          </table:table-cell>
          <table:table-cell office:value-type="float" office:value="6.47987665" calcext:value-type="float">
            <text:p>6.47987665</text:p>
          </table:table-cell>
          <table:table-cell table:formula="of:=POWER([.C328]-6.75;2)" office:value-type="float" office:value="0.0729666242152227" calcext:value-type="float">
            <text:p>0.072966624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692834" calcext:value-type="float">
            <text:p>6.692834</text:p>
          </table:table-cell>
          <table:table-cell office:value-type="float" office:value="6.478039" calcext:value-type="float">
            <text:p>6.478039</text:p>
          </table:table-cell>
          <table:table-cell table:formula="of:=POWER([.C329]-6.75;2)" office:value-type="float" office:value="0.0739627855210001" calcext:value-type="float">
            <text:p>0.0739627855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671823" calcext:value-type="float">
            <text:p>6.671823</text:p>
          </table:table-cell>
          <table:table-cell office:value-type="float" office:value="6.47666695" calcext:value-type="float">
            <text:p>6.47666695</text:p>
          </table:table-cell>
          <table:table-cell table:formula="of:=POWER([.C330]-6.75;2)" office:value-type="float" office:value="0.0747109562223024" calcext:value-type="float">
            <text:p>0.074710956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57438" calcext:value-type="float">
            <text:p>6.657438</text:p>
          </table:table-cell>
          <table:table-cell office:value-type="float" office:value="6.4765064" calcext:value-type="float">
            <text:p>6.4765064</text:p>
          </table:table-cell>
          <table:table-cell table:formula="of:=POWER([.C331]-6.75;2)" office:value-type="float" office:value="0.0747987492409601" calcext:value-type="float">
            <text:p>0.074798749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82642" calcext:value-type="float">
            <text:p>6.682642</text:p>
          </table:table-cell>
          <table:table-cell office:value-type="float" office:value="6.47820845" calcext:value-type="float">
            <text:p>6.47820845</text:p>
          </table:table-cell>
          <table:table-cell table:formula="of:=POWER([.C332]-6.75;2)" office:value-type="float" office:value="0.0738706466514023" calcext:value-type="float">
            <text:p>0.073870646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85687" calcext:value-type="float">
            <text:p>6.685687</text:p>
          </table:table-cell>
          <table:table-cell office:value-type="float" office:value="6.4782991" calcext:value-type="float">
            <text:p>6.4782991</text:p>
          </table:table-cell>
          <table:table-cell table:formula="of:=POWER([.C333]-6.75;2)" office:value-type="float" office:value="0.0738213790608099" calcext:value-type="float">
            <text:p>0.073821379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52358" calcext:value-type="float">
            <text:p>6.652358</text:p>
          </table:table-cell>
          <table:table-cell office:value-type="float" office:value="6.4763069" calcext:value-type="float">
            <text:p>6.4763069</text:p>
          </table:table-cell>
          <table:table-cell table:formula="of:=POWER([.C334]-6.75;2)" office:value-type="float" office:value="0.07490791298761" calcext:value-type="float">
            <text:p>0.0749079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.709941" calcext:value-type="float">
            <text:p>2.709941</text:p>
          </table:table-cell>
          <table:table-cell office:value-type="float" office:value="6.48027915" calcext:value-type="float">
            <text:p>6.48027915</text:p>
          </table:table-cell>
          <table:table-cell table:formula="of:=POWER([.C335]-6.75;2)" office:value-type="float" office:value="0.0727493369247223" calcext:value-type="float">
            <text:p>0.072749336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82967" calcext:value-type="float">
            <text:p>6.682967</text:p>
          </table:table-cell>
          <table:table-cell office:value-type="float" office:value="6.67934275" calcext:value-type="float">
            <text:p>6.67934275</text:p>
          </table:table-cell>
          <table:table-cell table:formula="of:=POWER([.C336]-6.75;2)" office:value-type="float" office:value="0.0049924469775625" calcext:value-type="float">
            <text:p>0.00499244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99485" calcext:value-type="float">
            <text:p>6.699485</text:p>
          </table:table-cell>
          <table:table-cell office:value-type="float" office:value="6.6805318" calcext:value-type="float">
            <text:p>6.6805318</text:p>
          </table:table-cell>
          <table:table-cell table:formula="of:=POWER([.C337]-6.75;2)" office:value-type="float" office:value="0.00482583081124003" calcext:value-type="float">
            <text:p>0.004825830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92571" calcext:value-type="float">
            <text:p>6.692571</text:p>
          </table:table-cell>
          <table:table-cell office:value-type="float" office:value="6.68027215" calcext:value-type="float">
            <text:p>6.68027215</text:p>
          </table:table-cell>
          <table:table-cell table:formula="of:=POWER([.C338]-6.75;2)" office:value-type="float" office:value="0.00486197306562244" calcext:value-type="float">
            <text:p>0.0048619731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64741" calcext:value-type="float">
            <text:p>6.664741</text:p>
          </table:table-cell>
          <table:table-cell office:value-type="float" office:value="6.67945475" calcext:value-type="float">
            <text:p>6.67945475</text:p>
          </table:table-cell>
          <table:table-cell table:formula="of:=POWER([.C339]-6.75;2)" office:value-type="float" office:value="0.00497663229756255" calcext:value-type="float">
            <text:p>0.004976632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52709" calcext:value-type="float">
            <text:p>6.652709</text:p>
          </table:table-cell>
          <table:table-cell office:value-type="float" office:value="6.67960685" calcext:value-type="float">
            <text:p>6.67960685</text:p>
          </table:table-cell>
          <table:table-cell table:formula="of:=POWER([.C340]-6.75;2)" office:value-type="float" office:value="0.00495519556692252" calcext:value-type="float">
            <text:p>0.0049551956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74584" calcext:value-type="float">
            <text:p>6.674584</text:p>
          </table:table-cell>
          <table:table-cell office:value-type="float" office:value="6.68194325" calcext:value-type="float">
            <text:p>6.68194325</text:p>
          </table:table-cell>
          <table:table-cell table:formula="of:=POWER([.C341]-6.75;2)" office:value-type="float" office:value="0.00463172122056253" calcext:value-type="float">
            <text:p>0.004631721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90405" calcext:value-type="float">
            <text:p>6.690405</text:p>
          </table:table-cell>
          <table:table-cell office:value-type="float" office:value="6.68351335" calcext:value-type="float">
            <text:p>6.68351335</text:p>
          </table:table-cell>
          <table:table-cell table:formula="of:=POWER([.C342]-6.75;2)" office:value-type="float" office:value="0.00442047462822248" calcext:value-type="float">
            <text:p>0.004420474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71874" calcext:value-type="float">
            <text:p>6.671874</text:p>
          </table:table-cell>
          <table:table-cell office:value-type="float" office:value="6.68265515" calcext:value-type="float">
            <text:p>6.68265515</text:p>
          </table:table-cell>
          <table:table-cell table:formula="of:=POWER([.C343]-6.75;2)" office:value-type="float" office:value="0.00453532882152244" calcext:value-type="float">
            <text:p>0.004535328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15158" calcext:value-type="float">
            <text:p>6.615158</text:p>
          </table:table-cell>
          <table:table-cell office:value-type="float" office:value="6.67776065" calcext:value-type="float">
            <text:p>6.67776065</text:p>
          </table:table-cell>
          <table:table-cell table:formula="of:=POWER([.C344]-6.75;2)" office:value-type="float" office:value="0.00521852368842254" calcext:value-type="float">
            <text:p>0.005218523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692349" calcext:value-type="float">
            <text:p>6.692349</text:p>
          </table:table-cell>
          <table:table-cell office:value-type="float" office:value="6.6814913" calcext:value-type="float">
            <text:p>6.6814913</text:p>
          </table:table-cell>
          <table:table-cell table:formula="of:=POWER([.C345]-6.75;2)" office:value-type="float" office:value="0.00469344197568997" calcext:value-type="float">
            <text:p>0.00469344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95834" calcext:value-type="float">
            <text:p>6.695834</text:p>
          </table:table-cell>
          <table:table-cell office:value-type="float" office:value="6.68209265" calcext:value-type="float">
            <text:p>6.68209265</text:p>
          </table:table-cell>
          <table:table-cell table:formula="of:=POWER([.C346]-6.75;2)" office:value-type="float" office:value="0.00461140818402256" calcext:value-type="float">
            <text:p>0.004611408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98883" calcext:value-type="float">
            <text:p>6.698883</text:p>
          </table:table-cell>
          <table:table-cell office:value-type="float" office:value="6.68234255" calcext:value-type="float">
            <text:p>6.68234255</text:p>
          </table:table-cell>
          <table:table-cell table:formula="of:=POWER([.C347]-6.75;2)" office:value-type="float" office:value="0.00457753054050256" calcext:value-type="float">
            <text:p>0.004577530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676497" calcext:value-type="float">
            <text:p>6.676497</text:p>
          </table:table-cell>
          <table:table-cell office:value-type="float" office:value="6.68097565" calcext:value-type="float">
            <text:p>6.68097565</text:p>
          </table:table-cell>
          <table:table-cell table:formula="of:=POWER([.C348]-6.75;2)" office:value-type="float" office:value="0.00476436089292254" calcext:value-type="float">
            <text:p>0.004764360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65393" calcext:value-type="float">
            <text:p>6.665393</text:p>
          </table:table-cell>
          <table:table-cell office:value-type="float" office:value="6.68030075" calcext:value-type="float">
            <text:p>6.68030075</text:p>
          </table:table-cell>
          <table:table-cell table:formula="of:=POWER([.C349]-6.75;2)" office:value-type="float" office:value="0.00485798545056253" calcext:value-type="float">
            <text:p>0.0048579855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668612" calcext:value-type="float">
            <text:p>6.668612</text:p>
          </table:table-cell>
          <table:table-cell office:value-type="float" office:value="6.68100995" calcext:value-type="float">
            <text:p>6.68100995</text:p>
          </table:table-cell>
          <table:table-cell table:formula="of:=POWER([.C350]-6.75;2)" office:value-type="float" office:value="0.0047596269990025" calcext:value-type="float">
            <text:p>0.00475962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91479" calcext:value-type="float">
            <text:p>6.691479</text:p>
          </table:table-cell>
          <table:table-cell office:value-type="float" office:value="6.68273585" calcext:value-type="float">
            <text:p>6.68273585</text:p>
          </table:table-cell>
          <table:table-cell table:formula="of:=POWER([.C351]-6.75;2)" office:value-type="float" office:value="0.00452446587522247" calcext:value-type="float">
            <text:p>0.0045244659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684455" calcext:value-type="float">
            <text:p>6.684455</text:p>
          </table:table-cell>
          <table:table-cell office:value-type="float" office:value="6.68251435" calcext:value-type="float">
            <text:p>6.68251435</text:p>
          </table:table-cell>
          <table:table-cell table:formula="of:=POWER([.C352]-6.75;2)" office:value-type="float" office:value="0.00455431295592251" calcext:value-type="float">
            <text:p>0.0045543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645843" calcext:value-type="float">
            <text:p>6.645843</text:p>
          </table:table-cell>
          <table:table-cell office:value-type="float" office:value="6.67986685" calcext:value-type="float">
            <text:p>6.67986685</text:p>
          </table:table-cell>
          <table:table-cell table:formula="of:=POWER([.C353]-6.75;2)" office:value-type="float" office:value="0.00491865872892253" calcext:value-type="float">
            <text:p>0.004918658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31803" calcext:value-type="float">
            <text:p>6.731803</text:p>
          </table:table-cell>
          <table:table-cell office:value-type="float" office:value="6.68171065" calcext:value-type="float">
            <text:p>6.68171065</text:p>
          </table:table-cell>
          <table:table-cell table:formula="of:=POWER([.C354]-6.75;2)" office:value-type="float" office:value="0.00466343532342246" calcext:value-type="float">
            <text:p>0.004663435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691213" calcext:value-type="float">
            <text:p>6.691213</text:p>
          </table:table-cell>
          <table:table-cell office:value-type="float" office:value="6.6795806" calcext:value-type="float">
            <text:p>6.6795806</text:p>
          </table:table-cell>
          <table:table-cell table:formula="of:=POWER([.C355]-6.75;2)" office:value-type="float" office:value="0.00495889189636007" calcext:value-type="float">
            <text:p>0.00495889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06748" calcext:value-type="float">
            <text:p>6.706748</text:p>
          </table:table-cell>
          <table:table-cell office:value-type="float" office:value="6.6803165" calcext:value-type="float">
            <text:p>6.6803165</text:p>
          </table:table-cell>
          <table:table-cell table:formula="of:=POWER([.C356]-6.75;2)" office:value-type="float" office:value="0.00485579017225" calcext:value-type="float">
            <text:p>0.004855790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94292" calcext:value-type="float">
            <text:p>6.694292</text:p>
          </table:table-cell>
          <table:table-cell office:value-type="float" office:value="6.6792282" calcext:value-type="float">
            <text:p>6.6792282</text:p>
          </table:table-cell>
          <table:table-cell table:formula="of:=POWER([.C357]-6.75;2)" office:value-type="float" office:value="0.00500864767524002" calcext:value-type="float">
            <text:p>0.005008647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76223" calcext:value-type="float">
            <text:p>6.676223</text:p>
          </table:table-cell>
          <table:table-cell office:value-type="float" office:value="6.6774052" calcext:value-type="float">
            <text:p>6.6774052</text:p>
          </table:table-cell>
          <table:table-cell table:formula="of:=POWER([.C358]-6.75;2)" office:value-type="float" office:value="0.00527000498704001" calcext:value-type="float">
            <text:p>0.00527000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67783" calcext:value-type="float">
            <text:p>6.667783</text:p>
          </table:table-cell>
          <table:table-cell office:value-type="float" office:value="6.6768757" calcext:value-type="float">
            <text:p>6.6768757</text:p>
          </table:table-cell>
          <table:table-cell table:formula="of:=POWER([.C359]-6.75;2)" office:value-type="float" office:value="0.00534716325048999" calcext:value-type="float">
            <text:p>0.005347163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699437" calcext:value-type="float">
            <text:p>6.699437</text:p>
          </table:table-cell>
          <table:table-cell office:value-type="float" office:value="6.67790455" calcext:value-type="float">
            <text:p>6.67790455</text:p>
          </table:table-cell>
          <table:table-cell table:formula="of:=POWER([.C360]-6.75;2)" office:value-type="float" office:value="0.00519775391070249" calcext:value-type="float">
            <text:p>0.005197753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05986" calcext:value-type="float">
            <text:p>6.705986</text:p>
          </table:table-cell>
          <table:table-cell office:value-type="float" office:value="6.6772905" calcext:value-type="float">
            <text:p>6.6772905</text:p>
          </table:table-cell>
          <table:table-cell table:formula="of:=POWER([.C361]-6.75;2)" office:value-type="float" office:value="0.00528667139025003" calcext:value-type="float">
            <text:p>0.005286671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73241" calcext:value-type="float">
            <text:p>6.673241</text:p>
          </table:table-cell>
          <table:table-cell office:value-type="float" office:value="6.6749509" calcext:value-type="float">
            <text:p>6.6749509</text:p>
          </table:table-cell>
          <table:table-cell table:formula="of:=POWER([.C362]-6.75;2)" office:value-type="float" office:value="0.00563236741081003" calcext:value-type="float">
            <text:p>0.0056323674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573984" calcext:value-type="float">
            <text:p>6.573984</text:p>
          </table:table-cell>
          <table:table-cell office:value-type="float" office:value="6.69109285" calcext:value-type="float">
            <text:p>6.69109285</text:p>
          </table:table-cell>
          <table:table-cell table:formula="of:=POWER([.C363]-6.75;2)" office:value-type="float" office:value="0.00347005232112245" calcext:value-type="float">
            <text:p>0.003470052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89771" calcext:value-type="float">
            <text:p>6.689771</text:p>
          </table:table-cell>
          <table:table-cell office:value-type="float" office:value="6.697475" calcext:value-type="float">
            <text:p>6.697475</text:p>
          </table:table-cell>
          <table:table-cell table:formula="of:=POWER([.C364]-6.75;2)" office:value-type="float" office:value="0.00275887562500002" calcext:value-type="float">
            <text:p>0.002758875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04376" calcext:value-type="float">
            <text:p>6.704376</text:p>
          </table:table-cell>
          <table:table-cell office:value-type="float" office:value="6.6988519" calcext:value-type="float">
            <text:p>6.6988519</text:p>
          </table:table-cell>
          <table:table-cell table:formula="of:=POWER([.C365]-6.75;2)" office:value-type="float" office:value="0.00261612813360998" calcext:value-type="float">
            <text:p>0.002616128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00832" calcext:value-type="float">
            <text:p>6.700832</text:p>
          </table:table-cell>
          <table:table-cell office:value-type="float" office:value="6.6987785" calcext:value-type="float">
            <text:p>6.6987785</text:p>
          </table:table-cell>
          <table:table-cell table:formula="of:=POWER([.C366]-6.75;2)" office:value-type="float" office:value="0.00262364206225005" calcext:value-type="float">
            <text:p>0.002623642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71545" calcext:value-type="float">
            <text:p>6.671545</text:p>
          </table:table-cell>
          <table:table-cell office:value-type="float" office:value="6.69729375" calcext:value-type="float">
            <text:p>6.69729375</text:p>
          </table:table-cell>
          <table:table-cell table:formula="of:=POWER([.C367]-6.75;2)" office:value-type="float" office:value="0.0027779487890625" calcext:value-type="float">
            <text:p>0.002777948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62999" calcext:value-type="float">
            <text:p>6.662999</text:p>
          </table:table-cell>
          <table:table-cell office:value-type="float" office:value="6.6972311" calcext:value-type="float">
            <text:p>6.6972311</text:p>
          </table:table-cell>
          <table:table-cell table:formula="of:=POWER([.C368]-6.75;2)" office:value-type="float" office:value="0.00278455680721002" calcext:value-type="float">
            <text:p>0.00278455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79577" calcext:value-type="float">
            <text:p>6.679577</text:p>
          </table:table-cell>
          <table:table-cell office:value-type="float" office:value="6.69866105" calcext:value-type="float">
            <text:p>6.69866105</text:p>
          </table:table-cell>
          <table:table-cell table:formula="of:=POWER([.C369]-6.75;2)" office:value-type="float" office:value="0.00263568778710249" calcext:value-type="float">
            <text:p>0.002635687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0313" calcext:value-type="float">
            <text:p>6.70313</text:p>
          </table:table-cell>
          <table:table-cell office:value-type="float" office:value="6.7002599" calcext:value-type="float">
            <text:p>6.7002599</text:p>
          </table:table-cell>
          <table:table-cell table:formula="of:=POWER([.C370]-6.75;2)" office:value-type="float" office:value="0.00247407754801002" calcext:value-type="float">
            <text:p>0.002474077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87049" calcext:value-type="float">
            <text:p>6.687049</text:p>
          </table:table-cell>
          <table:table-cell office:value-type="float" office:value="6.6998473" calcext:value-type="float">
            <text:p>6.6998473</text:p>
          </table:table-cell>
          <table:table-cell table:formula="of:=POWER([.C371]-6.75;2)" office:value-type="float" office:value="0.00251529331728999" calcext:value-type="float">
            <text:p>0.002515293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31505" calcext:value-type="float">
            <text:p>6.631505</text:p>
          </table:table-cell>
          <table:table-cell office:value-type="float" office:value="6.69683295" calcext:value-type="float">
            <text:p>6.69683295</text:p>
          </table:table-cell>
          <table:table-cell table:formula="of:=POWER([.C372]-6.75;2)" office:value-type="float" office:value="0.00282673520570249" calcext:value-type="float">
            <text:p>0.00282673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682719" calcext:value-type="float">
            <text:p>6.682719</text:p>
          </table:table-cell>
          <table:table-cell office:value-type="float" office:value="6.7004532" calcext:value-type="float">
            <text:p>6.7004532</text:p>
          </table:table-cell>
          <table:table-cell table:formula="of:=POWER([.C373]-6.75;2)" office:value-type="float" office:value="0.00245488539023999" calcext:value-type="float">
            <text:p>0.00245488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689202" calcext:value-type="float">
            <text:p>6.689202</text:p>
          </table:table-cell>
          <table:table-cell office:value-type="float" office:value="6.7017072" calcext:value-type="float">
            <text:p>6.7017072</text:p>
          </table:table-cell>
          <table:table-cell table:formula="of:=POWER([.C374]-6.75;2)" office:value-type="float" office:value="0.00233219453184005" calcext:value-type="float">
            <text:p>0.002332194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05931" calcext:value-type="float">
            <text:p>6.705931</text:p>
          </table:table-cell>
          <table:table-cell office:value-type="float" office:value="6.7027804" calcext:value-type="float">
            <text:p>6.7027804</text:p>
          </table:table-cell>
          <table:table-cell table:formula="of:=POWER([.C375]-6.75;2)" office:value-type="float" office:value="0.00222969062416" calcext:value-type="float">
            <text:p>0.002229690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684982" calcext:value-type="float">
            <text:p>6.684982</text:p>
          </table:table-cell>
          <table:table-cell office:value-type="float" office:value="6.7017925" calcext:value-type="float">
            <text:p>6.7017925</text:p>
          </table:table-cell>
          <table:table-cell table:formula="of:=POWER([.C376]-6.75;2)" office:value-type="float" office:value="0.00232396305625002" calcext:value-type="float">
            <text:p>0.002323963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57832" calcext:value-type="float">
            <text:p>6.657832</text:p>
          </table:table-cell>
          <table:table-cell office:value-type="float" office:value="6.69724685" calcext:value-type="float">
            <text:p>6.69724685</text:p>
          </table:table-cell>
          <table:table-cell table:formula="of:=POWER([.C377]-6.75;2)" office:value-type="float" office:value="0.0027828948349225" calcext:value-type="float">
            <text:p>0.002782894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65633" calcext:value-type="float">
            <text:p>6.665633</text:p>
          </table:table-cell>
          <table:table-cell office:value-type="float" office:value="6.69836435" calcext:value-type="float">
            <text:p>6.69836435</text:p>
          </table:table-cell>
          <table:table-cell table:formula="of:=POWER([.C378]-6.75;2)" office:value-type="float" office:value="0.00266624035092247" calcext:value-type="float">
            <text:p>0.0026662404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8836" calcext:value-type="float">
            <text:p>6.68836</text:p>
          </table:table-cell>
          <table:table-cell office:value-type="float" office:value="6.7000299" calcext:value-type="float">
            <text:p>6.7000299</text:p>
          </table:table-cell>
          <table:table-cell table:formula="of:=POWER([.C379]-6.75;2)" office:value-type="float" office:value="0.00249701089401003" calcext:value-type="float">
            <text:p>0.002497010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87156" calcext:value-type="float">
            <text:p>6.687156</text:p>
          </table:table-cell>
          <table:table-cell office:value-type="float" office:value="6.7001633" calcext:value-type="float">
            <text:p>6.7001633</text:p>
          </table:table-cell>
          <table:table-cell table:formula="of:=POWER([.C380]-6.75;2)" office:value-type="float" office:value="0.00248369666689002" calcext:value-type="float">
            <text:p>0.00248369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59194" calcext:value-type="float">
            <text:p>6.659194</text:p>
          </table:table-cell>
          <table:table-cell office:value-type="float" office:value="6.69842455" calcext:value-type="float">
            <text:p>6.69842455</text:p>
          </table:table-cell>
          <table:table-cell table:formula="of:=POWER([.C381]-6.75;2)" office:value-type="float" office:value="0.00266002704270246" calcext:value-type="float">
            <text:p>0.00266002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9608" calcext:value-type="float">
            <text:p>6.99608</text:p>
          </table:table-cell>
          <table:table-cell office:value-type="float" office:value="6.70167565" calcext:value-type="float">
            <text:p>6.70167565</text:p>
          </table:table-cell>
          <table:table-cell table:formula="of:=POWER([.C382]-6.75;2)" office:value-type="float" office:value="0.00233524280292247" calcext:value-type="float">
            <text:p>0.0023352428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01627" calcext:value-type="float">
            <text:p>6.701627</text:p>
          </table:table-cell>
          <table:table-cell office:value-type="float" office:value="6.686906" calcext:value-type="float">
            <text:p>6.686906</text:p>
          </table:table-cell>
          <table:table-cell table:formula="of:=POWER([.C383]-6.75;2)" office:value-type="float" office:value="0.00398085283599994" calcext:value-type="float">
            <text:p>0.003980852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17309" calcext:value-type="float">
            <text:p>6.717309</text:p>
          </table:table-cell>
          <table:table-cell office:value-type="float" office:value="6.6875098" calcext:value-type="float">
            <text:p>6.6875098</text:p>
          </table:table-cell>
          <table:table-cell table:formula="of:=POWER([.C384]-6.75;2)" office:value-type="float" office:value="0.00390502509604001" calcext:value-type="float">
            <text:p>0.003905025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02908" calcext:value-type="float">
            <text:p>6.702908</text:p>
          </table:table-cell>
          <table:table-cell office:value-type="float" office:value="6.6865366" calcext:value-type="float">
            <text:p>6.6865366</text:p>
          </table:table-cell>
          <table:table-cell table:formula="of:=POWER([.C385]-6.75;2)" office:value-type="float" office:value="0.00402760313955998" calcext:value-type="float">
            <text:p>0.004027603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1137" calcext:value-type="float">
            <text:p>6.671137</text:p>
          </table:table-cell>
          <table:table-cell office:value-type="float" office:value="6.68509655" calcext:value-type="float">
            <text:p>6.68509655</text:p>
          </table:table-cell>
          <table:table-cell table:formula="of:=POWER([.C386]-6.75;2)" office:value-type="float" office:value="0.00421245782190251" calcext:value-type="float">
            <text:p>0.004212457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70292" calcext:value-type="float">
            <text:p>6.670292</text:p>
          </table:table-cell>
          <table:table-cell office:value-type="float" office:value="6.6849846" calcext:value-type="float">
            <text:p>6.6849846</text:p>
          </table:table-cell>
          <table:table-cell table:formula="of:=POWER([.C387]-6.75;2)" office:value-type="float" office:value="0.00422700223716001" calcext:value-type="float">
            <text:p>0.004227002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91598" calcext:value-type="float">
            <text:p>6.691598</text:p>
          </table:table-cell>
          <table:table-cell office:value-type="float" office:value="6.68617515" calcext:value-type="float">
            <text:p>6.68617515</text:p>
          </table:table-cell>
          <table:table-cell table:formula="of:=POWER([.C388]-6.75;2)" office:value-type="float" office:value="0.00407361147752245" calcext:value-type="float">
            <text:p>0.004073611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11554" calcext:value-type="float">
            <text:p>6.711554</text:p>
          </table:table-cell>
          <table:table-cell office:value-type="float" office:value="6.68659025" calcext:value-type="float">
            <text:p>6.68659025</text:p>
          </table:table-cell>
          <table:table-cell table:formula="of:=POWER([.C389]-6.75;2)" office:value-type="float" office:value="0.00402079639506249" calcext:value-type="float">
            <text:p>0.0040207964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694878" calcext:value-type="float">
            <text:p>6.694878</text:p>
          </table:table-cell>
          <table:table-cell office:value-type="float" office:value="6.6845048" calcext:value-type="float">
            <text:p>6.6845048</text:p>
          </table:table-cell>
          <table:table-cell table:formula="of:=POWER([.C390]-6.75;2)" office:value-type="float" office:value="0.00428962122304" calcext:value-type="float">
            <text:p>0.004289621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26762" calcext:value-type="float">
            <text:p>6.626762</text:p>
          </table:table-cell>
          <table:table-cell office:value-type="float" office:value="6.67359955" calcext:value-type="float">
            <text:p>6.67359955</text:p>
          </table:table-cell>
          <table:table-cell table:formula="of:=POWER([.C391]-6.75;2)" office:value-type="float" office:value="0.00583702876020242" calcext:value-type="float">
            <text:p>0.005837028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0391" calcext:value-type="float">
            <text:p>6.70391</text:p>
          </table:table-cell>
          <table:table-cell office:value-type="float" office:value="6.6773418" calcext:value-type="float">
            <text:p>6.6773418</text:p>
          </table:table-cell>
          <table:table-cell table:formula="of:=POWER([.C392]-6.75;2)" office:value-type="float" office:value="0.00527921402724003" calcext:value-type="float">
            <text:p>0.005279214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07799" calcext:value-type="float">
            <text:p>6.707799</text:p>
          </table:table-cell>
          <table:table-cell office:value-type="float" office:value="6.67760915" calcext:value-type="float">
            <text:p>6.67760915</text:p>
          </table:table-cell>
          <table:table-cell table:formula="of:=POWER([.C393]-6.75;2)" office:value-type="float" office:value="0.00524043516372245" calcext:value-type="float">
            <text:p>0.005240435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10666" calcext:value-type="float">
            <text:p>6.710666</text:p>
          </table:table-cell>
          <table:table-cell office:value-type="float" office:value="6.67555365" calcext:value-type="float">
            <text:p>6.67555365</text:p>
          </table:table-cell>
          <table:table-cell table:formula="of:=POWER([.C394]-6.75;2)" office:value-type="float" office:value="0.00554225902832245" calcext:value-type="float">
            <text:p>0.00554225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86173" calcext:value-type="float">
            <text:p>6.686173</text:p>
          </table:table-cell>
          <table:table-cell office:value-type="float" office:value="6.65428895" calcext:value-type="float">
            <text:p>6.65428895</text:p>
          </table:table-cell>
          <table:table-cell table:formula="of:=POWER([.C395]-6.75;2)" office:value-type="float" office:value="0.00916060509210255" calcext:value-type="float">
            <text:p>0.0091606051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94069" calcext:value-type="float">
            <text:p>6.594069</text:p>
          </table:table-cell>
          <table:table-cell office:value-type="float" office:value="6.8080877" calcext:value-type="float">
            <text:p>6.8080877</text:p>
          </table:table-cell>
          <table:table-cell table:formula="of:=POWER([.C396]-6.75;2)" office:value-type="float" office:value="0.00337418089128997" calcext:value-type="float">
            <text:p>0.00337418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80182" calcext:value-type="float">
            <text:p>6.680182</text:p>
          </table:table-cell>
          <table:table-cell office:value-type="float" office:value="6.8031367" calcext:value-type="float">
            <text:p>6.8031367</text:p>
          </table:table-cell>
          <table:table-cell table:formula="of:=POWER([.C397]-6.75;2)" office:value-type="float" office:value="0.00282350888688996" calcext:value-type="float">
            <text:p>0.0028235089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98944" calcext:value-type="float">
            <text:p>6.698944</text:p>
          </table:table-cell>
          <table:table-cell office:value-type="float" office:value="6.70114255" calcext:value-type="float">
            <text:p>6.70114255</text:p>
          </table:table-cell>
          <table:table-cell table:formula="of:=POWER([.C398]-6.75;2)" office:value-type="float" office:value="0.00238705042050249" calcext:value-type="float">
            <text:p>0.0023870504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91028" calcext:value-type="float">
            <text:p>6.691028</text:p>
          </table:table-cell>
          <table:table-cell office:value-type="float" office:value="6.4955082" calcext:value-type="float">
            <text:p>6.4955082</text:p>
          </table:table-cell>
          <table:table-cell table:formula="of:=POWER([.C399]-6.75;2)" office:value-type="float" office:value="0.0647660762672401" calcext:value-type="float">
            <text:p>0.064766076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52381" calcext:value-type="float">
            <text:p>6.652381</text:p>
          </table:table-cell>
          <table:table-cell office:value-type="float" office:value="6.21336005" calcext:value-type="float">
            <text:p>6.21336005</text:p>
          </table:table-cell>
          <table:table-cell table:formula="of:=POWER([.C400]-6.75;2)" office:value-type="float" office:value="0.287982435936002" calcext:value-type="float">
            <text:p>0.287982435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24216" calcext:value-type="float">
            <text:p>6.724216</text:p>
          </table:table-cell>
          <table:table-cell office:value-type="float" office:value="5.89581735" calcext:value-type="float">
            <text:p>5.89581735</text:p>
          </table:table-cell>
          <table:table-cell table:formula="of:=POWER([.C401]-6.75;2)" office:value-type="float" office:value="0.729627999561023" calcext:value-type="float">
            <text:p>0.7296279996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00687" calcext:value-type="float">
            <text:p>6.700687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13703" calcext:value-type="float">
            <text:p>6.71370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97845" calcext:value-type="float">
            <text:p>6.697845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74107" calcext:value-type="float">
            <text:p>6.674107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68898" calcext:value-type="float">
            <text:p>6.668898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694103" calcext:value-type="float">
            <text:p>6.694103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6999" calcext:value-type="float">
            <text:p>6.699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69845" calcext:value-type="float">
            <text:p>6.66984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76773" calcext:value-type="float">
            <text:p>6.47677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01607" calcext:value-type="float">
            <text:p>6.701607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09257" calcext:value-type="float">
            <text:p>6.70925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666689" calcext:value-type="float">
            <text:p>6.66668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285372" calcext:value-type="float">
            <text:p>6.285372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.762148" calcext:value-type="float">
            <text:p>9.762148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495049" calcext:value-type="float">
            <text:p>6.495049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640299" calcext:value-type="float">
            <text:p>4.640299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.586257" calcext:value-type="float">
            <text:p>2.58625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48065" calcext:value-type="float">
            <text:p>1.048065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01527" calcext:value-type="float">
            <text:p>0.30152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61484" calcext:value-type="float">
            <text:p>0.061484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8916" calcext:value-type="float">
            <text:p>0.008916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0923" calcext:value-type="float">
            <text:p>0.000923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0071" calcext:value-type="float">
            <text:p>0.00007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0019" calcext:value-type="float">
            <text:p>0.00001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0018" calcext:value-type="float">
            <text:p>0.000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08:00.705397789</dc:date>
    <meta:document-statistic meta:table-count="1" meta:cell-count="2783" meta:object-count="0"/>
    <meta:generator>LibreOffice/4.2.7.2$Linux_X86_64 LibreOffice_project/420m0$Build-2</meta:generator>
  </office:meta>
</office:document-meta>
</file>